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4792in"/>
    </style:style>
    <style:style style:name="Table17.B" style:family="table-column">
      <style:table-column-properties style:column-width="5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4792in"/>
    </style:style>
    <style:style style:name="Table18.B" style:family="table-column">
      <style:table-column-properties style:column-width="5.447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33in" fo:margin-left="-0.0063in" table:align="left"/>
    </style:style>
    <style:style style:name="Table12.A" style:family="table-column">
      <style:table-column-properties style:column-width="1.4896in"/>
    </style:style>
    <style:style style:name="Table12.B" style:family="table-column">
      <style:table-column-properties style:column-width="5.443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33in" fo:margin-left="-0.0063in" table:align="left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5.4438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33in" fo:margin-left="-0.0063in" table:align="left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443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33in" fo:margin-left="-0.0063in" table:align="left"/>
    </style:style>
    <style:style style:name="Table14.A" style:family="table-column">
      <style:table-column-properties style:column-width="1.4896in"/>
    </style:style>
    <style:style style:name="Table14.B" style:family="table-column">
      <style:table-column-properties style:column-width="5.443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33in" fo:margin-left="-0.0063in" table:align="left"/>
    </style:style>
    <style:style style:name="Table15.A" style:family="table-column">
      <style:table-column-properties style:column-width="1.4896in"/>
    </style:style>
    <style:style style:name="Table15.B" style:family="table-column">
      <style:table-column-properties style:column-width="5.443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33in" fo:margin-left="-0.0063in" table:align="left"/>
    </style:style>
    <style:style style:name="Table19.A" style:family="table-column">
      <style:table-column-properties style:column-width="1.4896in"/>
    </style:style>
    <style:style style:name="Table19.B" style:family="table-column">
      <style:table-column-properties style:column-width="5.443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333in" fo:margin-left="-0.0063in" table:align="left"/>
    </style:style>
    <style:style style:name="Table20.A" style:family="table-column">
      <style:table-column-properties style:column-width="1.4896in"/>
    </style:style>
    <style:style style:name="Table20.B" style:family="table-column">
      <style:table-column-properties style:column-width="5.44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Standard">
      <style:text-properties officeooo:paragraph-rsid="01030e56"/>
    </style:style>
    <style:style style:name="P18" style:family="paragraph" style:parent-style-name="Standard">
      <style:text-properties officeooo:paragraph-rsid="0106e2d5"/>
    </style:style>
    <style:style style:name="P19" style:family="paragraph" style:parent-style-name="Default_20_Text">
      <style:text-properties officeooo:paragraph-rsid="001affd0"/>
    </style:style>
    <style:style style:name="P20" style:family="paragraph" style:parent-style-name="Default_20_Text">
      <style:text-properties officeooo:paragraph-rsid="00560be1" style:language-asian="zh" style:country-asian="CN"/>
    </style:style>
    <style:style style:name="P21" style:family="paragraph" style:parent-style-name="Default_20_Text">
      <style:text-properties officeooo:rsid="00560be1" officeooo:paragraph-rsid="00560be1" style:language-asian="zh" style:country-asian="CN"/>
    </style:style>
    <style:style style:name="P22" style:family="paragraph" style:parent-style-name="Default_20_Text">
      <style:text-properties officeooo:rsid="00560be1" officeooo:paragraph-rsid="00b420a4" style:language-asian="zh" style:country-asian="CN"/>
    </style:style>
    <style:style style:name="P23" style:family="paragraph" style:parent-style-name="Default_20_Text">
      <style:text-properties officeooo:rsid="00560be1" officeooo:paragraph-rsid="00bebeb5" style:language-asian="zh" style:country-asian="CN"/>
    </style:style>
    <style:style style:name="P24" style:family="paragraph" style:parent-style-name="Default_20_Text">
      <style:text-properties officeooo:rsid="0021c5cd" officeooo:paragraph-rsid="0021c5cd" style:language-asian="zh" style:country-asian="CN"/>
    </style:style>
    <style:style style:name="P25" style:family="paragraph" style:parent-style-name="Default_20_Text">
      <style:text-properties officeooo:rsid="0021c5cd" officeooo:paragraph-rsid="00317716" style:language-asian="zh" style:country-asian="CN"/>
    </style:style>
    <style:style style:name="P26" style:family="paragraph" style:parent-style-name="Default_20_Text">
      <style:text-properties officeooo:rsid="0021c5cd" officeooo:paragraph-rsid="0064a763" style:language-asian="zh" style:country-asian="CN"/>
    </style:style>
    <style:style style:name="P27" style:family="paragraph" style:parent-style-name="Default_20_Text">
      <style:text-properties officeooo:rsid="0021c5cd" officeooo:paragraph-rsid="008936f9" style:language-asian="zh" style:country-asian="CN"/>
    </style:style>
    <style:style style:name="P28" style:family="paragraph" style:parent-style-name="Default_20_Text">
      <style:text-properties officeooo:rsid="0021c5cd" officeooo:paragraph-rsid="008e2855" style:language-asian="zh" style:country-asian="CN"/>
    </style:style>
    <style:style style:name="P29" style:family="paragraph" style:parent-style-name="Default_20_Text">
      <style:text-properties officeooo:rsid="00bbb45d" officeooo:paragraph-rsid="00bebeb5" style:language-asian="zh" style:country-asian="CN"/>
    </style:style>
    <style:style style:name="P30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31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2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3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4" style:family="paragraph" style:parent-style-name="Default_20_Text">
      <style:text-properties officeooo:paragraph-rsid="00560be1"/>
    </style:style>
    <style:style style:name="P35" style:family="paragraph" style:parent-style-name="Default_20_Text">
      <style:text-properties officeooo:paragraph-rsid="00dc56ed"/>
    </style:style>
    <style:style style:name="P36" style:family="paragraph" style:parent-style-name="Table_20_Contents">
      <style:text-properties officeooo:paragraph-rsid="001bbc48" style:language-asian="zh" style:country-asian="CN"/>
    </style:style>
    <style:style style:name="P37" style:family="paragraph" style:parent-style-name="Table_20_Contents">
      <style:text-properties officeooo:paragraph-rsid="0021c5cd" style:language-asian="zh" style:country-asian="CN"/>
    </style:style>
    <style:style style:name="P38" style:family="paragraph" style:parent-style-name="Table_20_Contents">
      <style:text-properties officeooo:paragraph-rsid="00258360" style:language-asian="zh" style:country-asian="CN"/>
    </style:style>
    <style:style style:name="P39" style:family="paragraph" style:parent-style-name="Table_20_Contents">
      <style:text-properties officeooo:paragraph-rsid="002bae69" style:language-asian="zh" style:country-asian="CN"/>
    </style:style>
    <style:style style:name="P40" style:family="paragraph" style:parent-style-name="Table_20_Contents">
      <style:text-properties officeooo:paragraph-rsid="00317716" style:language-asian="zh" style:country-asian="CN"/>
    </style:style>
    <style:style style:name="P41" style:family="paragraph" style:parent-style-name="Table_20_Contents">
      <style:text-properties officeooo:paragraph-rsid="0040a2c0" style:language-asian="zh" style:country-asian="CN"/>
    </style:style>
    <style:style style:name="P42" style:family="paragraph" style:parent-style-name="Table_20_Contents">
      <style:text-properties officeooo:paragraph-rsid="004e27cc" style:language-asian="zh" style:country-asian="CN"/>
    </style:style>
    <style:style style:name="P43" style:family="paragraph" style:parent-style-name="Table_20_Contents">
      <style:text-properties officeooo:paragraph-rsid="00513fc6" style:language-asian="zh" style:country-asian="CN"/>
    </style:style>
    <style:style style:name="P44" style:family="paragraph" style:parent-style-name="Table_20_Contents">
      <style:text-properties officeooo:paragraph-rsid="0053bfbc" style:language-asian="zh" style:country-asian="CN"/>
    </style:style>
    <style:style style:name="P45" style:family="paragraph" style:parent-style-name="Table_20_Contents">
      <style:text-properties officeooo:paragraph-rsid="0062083c" style:language-asian="zh" style:country-asian="CN"/>
    </style:style>
    <style:style style:name="P46" style:family="paragraph" style:parent-style-name="Table_20_Contents">
      <style:text-properties officeooo:rsid="0019230d" officeooo:paragraph-rsid="001bbc48" style:language-asian="zh" style:country-asian="CN"/>
    </style:style>
    <style:style style:name="P47" style:family="paragraph" style:parent-style-name="Table_20_Contents">
      <style:text-properties officeooo:rsid="0019230d" officeooo:paragraph-rsid="0019230d" style:language-asian="zh" style:country-asian="CN"/>
    </style:style>
    <style:style style:name="P48" style:family="paragraph" style:parent-style-name="Table_20_Contents">
      <style:text-properties officeooo:rsid="0019230d" officeooo:paragraph-rsid="001affd0" style:language-asian="zh" style:country-asian="CN"/>
    </style:style>
    <style:style style:name="P49" style:family="paragraph" style:parent-style-name="Table_20_Contents">
      <style:text-properties officeooo:rsid="0019230d" officeooo:paragraph-rsid="0021c5cd" style:language-asian="zh" style:country-asian="CN"/>
    </style:style>
    <style:style style:name="P50" style:family="paragraph" style:parent-style-name="Table_20_Contents">
      <style:text-properties officeooo:rsid="0019230d" officeooo:paragraph-rsid="00317716" style:language-asian="zh" style:country-asian="CN"/>
    </style:style>
    <style:style style:name="P51" style:family="paragraph" style:parent-style-name="Table_20_Contents">
      <style:text-properties officeooo:rsid="0019230d" officeooo:paragraph-rsid="003b2e06" style:language-asian="zh" style:country-asian="CN"/>
    </style:style>
    <style:style style:name="P52" style:family="paragraph" style:parent-style-name="Table_20_Contents">
      <style:text-properties officeooo:rsid="0019230d" officeooo:paragraph-rsid="00438d82" style:language-asian="zh" style:country-asian="CN"/>
    </style:style>
    <style:style style:name="P53" style:family="paragraph" style:parent-style-name="Table_20_Contents">
      <style:text-properties officeooo:rsid="0019230d" officeooo:paragraph-rsid="00513fc6" style:language-asian="zh" style:country-asian="CN"/>
    </style:style>
    <style:style style:name="P54" style:family="paragraph" style:parent-style-name="Table_20_Contents">
      <style:text-properties officeooo:rsid="0019230d" officeooo:paragraph-rsid="0064a763" style:language-asian="zh" style:country-asian="CN"/>
    </style:style>
    <style:style style:name="P55" style:family="paragraph" style:parent-style-name="Table_20_Contents">
      <style:text-properties officeooo:rsid="0019230d" officeooo:paragraph-rsid="007636ec" style:language-asian="zh" style:country-asian="CN"/>
    </style:style>
    <style:style style:name="P56" style:family="paragraph" style:parent-style-name="Table_20_Contents">
      <style:text-properties officeooo:rsid="0019230d" officeooo:paragraph-rsid="008936f9" style:language-asian="zh" style:country-asian="CN"/>
    </style:style>
    <style:style style:name="P57" style:family="paragraph" style:parent-style-name="Table_20_Contents">
      <style:text-properties officeooo:rsid="0019230d" officeooo:paragraph-rsid="008e2855" style:language-asian="zh" style:country-asian="CN"/>
    </style:style>
    <style:style style:name="P58" style:family="paragraph" style:parent-style-name="Table_20_Contents">
      <style:text-properties officeooo:rsid="0019230d" officeooo:paragraph-rsid="009c06ba" style:language-asian="zh" style:country-asian="CN"/>
    </style:style>
    <style:style style:name="P59" style:family="paragraph" style:parent-style-name="Table_20_Contents">
      <style:text-properties officeooo:rsid="0019230d" officeooo:paragraph-rsid="00a01093" style:language-asian="zh" style:country-asian="CN"/>
    </style:style>
    <style:style style:name="P60" style:family="paragraph" style:parent-style-name="Table_20_Contents">
      <style:text-properties officeooo:rsid="0019230d" officeooo:paragraph-rsid="00aa0001" style:language-asian="zh" style:country-asian="CN"/>
    </style:style>
    <style:style style:name="P61" style:family="paragraph" style:parent-style-name="Table_20_Contents">
      <style:text-properties officeooo:rsid="0019230d" officeooo:paragraph-rsid="00c5de2f" style:language-asian="zh" style:country-asian="CN"/>
    </style:style>
    <style:style style:name="P62" style:family="paragraph" style:parent-style-name="Table_20_Contents">
      <style:text-properties officeooo:rsid="0019230d" officeooo:paragraph-rsid="00d20e41" style:language-asian="zh" style:country-asian="CN"/>
    </style:style>
    <style:style style:name="P63" style:family="paragraph" style:parent-style-name="Table_20_Contents">
      <style:text-properties officeooo:rsid="0019230d" officeooo:paragraph-rsid="00dc56ed" style:language-asian="zh" style:country-asian="CN"/>
    </style:style>
    <style:style style:name="P64" style:family="paragraph" style:parent-style-name="Table_20_Contents">
      <style:text-properties officeooo:rsid="0019230d" officeooo:paragraph-rsid="01030e56" style:language-asian="zh" style:country-asian="CN"/>
    </style:style>
    <style:style style:name="P65" style:family="paragraph" style:parent-style-name="Table_20_Contents">
      <style:text-properties officeooo:rsid="0019230d" officeooo:paragraph-rsid="0106e2d5" style:language-asian="zh" style:country-asian="CN"/>
    </style:style>
    <style:style style:name="P66" style:family="paragraph" style:parent-style-name="Table_20_Contents">
      <style:text-properties officeooo:rsid="0018eec5" officeooo:paragraph-rsid="001bbc48" style:language-asian="zh" style:country-asian="CN"/>
    </style:style>
    <style:style style:name="P67" style:family="paragraph" style:parent-style-name="Table_20_Contents">
      <style:text-properties officeooo:rsid="0018eec5" officeooo:paragraph-rsid="0018eec5" style:language-asian="zh" style:country-asian="CN"/>
    </style:style>
    <style:style style:name="P68" style:family="paragraph" style:parent-style-name="Table_20_Contents">
      <style:text-properties officeooo:rsid="0018eec5" officeooo:paragraph-rsid="001affd0" style:language-asian="zh" style:country-asian="CN"/>
    </style:style>
    <style:style style:name="P69" style:family="paragraph" style:parent-style-name="Table_20_Contents">
      <style:text-properties officeooo:rsid="0018eec5" officeooo:paragraph-rsid="0021c5cd" style:language-asian="zh" style:country-asian="CN"/>
    </style:style>
    <style:style style:name="P70" style:family="paragraph" style:parent-style-name="Table_20_Contents">
      <style:text-properties officeooo:rsid="0018eec5" officeooo:paragraph-rsid="00317716" style:language-asian="zh" style:country-asian="CN"/>
    </style:style>
    <style:style style:name="P71" style:family="paragraph" style:parent-style-name="Table_20_Contents">
      <style:text-properties officeooo:rsid="0018eec5" officeooo:paragraph-rsid="003b2e06" style:language-asian="zh" style:country-asian="CN"/>
    </style:style>
    <style:style style:name="P72" style:family="paragraph" style:parent-style-name="Table_20_Contents">
      <style:text-properties officeooo:rsid="0018eec5" officeooo:paragraph-rsid="00438d82" style:language-asian="zh" style:country-asian="CN"/>
    </style:style>
    <style:style style:name="P73" style:family="paragraph" style:parent-style-name="Table_20_Contents">
      <style:text-properties officeooo:rsid="0018eec5" officeooo:paragraph-rsid="00513fc6" style:language-asian="zh" style:country-asian="CN"/>
    </style:style>
    <style:style style:name="P74" style:family="paragraph" style:parent-style-name="Table_20_Contents">
      <style:text-properties officeooo:rsid="0018eec5" officeooo:paragraph-rsid="0064a763" style:language-asian="zh" style:country-asian="CN"/>
    </style:style>
    <style:style style:name="P75" style:family="paragraph" style:parent-style-name="Table_20_Contents">
      <style:text-properties officeooo:rsid="0018eec5" officeooo:paragraph-rsid="007636ec" style:language-asian="zh" style:country-asian="CN"/>
    </style:style>
    <style:style style:name="P76" style:family="paragraph" style:parent-style-name="Table_20_Contents">
      <style:text-properties officeooo:rsid="0018eec5" officeooo:paragraph-rsid="008936f9" style:language-asian="zh" style:country-asian="CN"/>
    </style:style>
    <style:style style:name="P77" style:family="paragraph" style:parent-style-name="Table_20_Contents">
      <style:text-properties officeooo:rsid="0018eec5" officeooo:paragraph-rsid="008e2855" style:language-asian="zh" style:country-asian="CN"/>
    </style:style>
    <style:style style:name="P78" style:family="paragraph" style:parent-style-name="Table_20_Contents">
      <style:text-properties officeooo:rsid="0018eec5" officeooo:paragraph-rsid="009c06ba" style:language-asian="zh" style:country-asian="CN"/>
    </style:style>
    <style:style style:name="P79" style:family="paragraph" style:parent-style-name="Table_20_Contents">
      <style:text-properties officeooo:rsid="0018eec5" officeooo:paragraph-rsid="00a01093" style:language-asian="zh" style:country-asian="CN"/>
    </style:style>
    <style:style style:name="P80" style:family="paragraph" style:parent-style-name="Table_20_Contents">
      <style:text-properties officeooo:rsid="0018eec5" officeooo:paragraph-rsid="00aa0001" style:language-asian="zh" style:country-asian="CN"/>
    </style:style>
    <style:style style:name="P81" style:family="paragraph" style:parent-style-name="Table_20_Contents">
      <style:text-properties officeooo:rsid="0018eec5" officeooo:paragraph-rsid="00c5de2f" style:language-asian="zh" style:country-asian="CN"/>
    </style:style>
    <style:style style:name="P82" style:family="paragraph" style:parent-style-name="Table_20_Contents">
      <style:text-properties officeooo:rsid="0018eec5" officeooo:paragraph-rsid="00d20e41" style:language-asian="zh" style:country-asian="CN"/>
    </style:style>
    <style:style style:name="P83" style:family="paragraph" style:parent-style-name="Table_20_Contents">
      <style:text-properties officeooo:rsid="0018eec5" officeooo:paragraph-rsid="00dc56ed" style:language-asian="zh" style:country-asian="CN"/>
    </style:style>
    <style:style style:name="P84" style:family="paragraph" style:parent-style-name="Table_20_Contents">
      <style:text-properties officeooo:rsid="0018eec5" officeooo:paragraph-rsid="01030e56" style:language-asian="zh" style:country-asian="CN"/>
    </style:style>
    <style:style style:name="P85" style:family="paragraph" style:parent-style-name="Table_20_Contents">
      <style:text-properties officeooo:rsid="0018eec5" officeooo:paragraph-rsid="0106e2d5" style:language-asian="zh" style:country-asian="CN"/>
    </style:style>
    <style:style style:name="P86" style:family="paragraph" style:parent-style-name="Table_20_Contents">
      <style:text-properties officeooo:rsid="005d6860" officeooo:paragraph-rsid="005d6860" style:language-asian="zh" style:country-asian="CN"/>
    </style:style>
    <style:style style:name="P87" style:family="paragraph" style:parent-style-name="Table_20_Contents">
      <style:text-properties officeooo:rsid="001d56f6" officeooo:paragraph-rsid="001d56f6" style:language-asian="zh" style:country-asian="CN"/>
    </style:style>
    <style:style style:name="P88" style:family="paragraph" style:parent-style-name="Table_20_Contents">
      <style:text-properties officeooo:rsid="001d3420" officeooo:paragraph-rsid="001d3420" style:language-asian="zh" style:country-asian="CN"/>
    </style:style>
    <style:style style:name="P89" style:family="paragraph" style:parent-style-name="Table_20_Contents">
      <style:text-properties officeooo:rsid="001f1910" officeooo:paragraph-rsid="001f1910" style:language-asian="zh" style:country-asian="CN"/>
    </style:style>
    <style:style style:name="P90" style:family="paragraph" style:parent-style-name="Table_20_Contents">
      <style:text-properties officeooo:rsid="001f1910" officeooo:paragraph-rsid="001affd0" style:language-asian="zh" style:country-asian="CN"/>
    </style:style>
    <style:style style:name="P91" style:family="paragraph" style:parent-style-name="Table_20_Contents">
      <style:text-properties officeooo:rsid="002bae69" officeooo:paragraph-rsid="002bae69" style:language-asian="zh" style:country-asian="CN"/>
    </style:style>
    <style:style style:name="P92" style:family="paragraph" style:parent-style-name="Table_20_Contents">
      <style:text-properties officeooo:rsid="001affd0" officeooo:paragraph-rsid="001affd0" style:language-asian="zh" style:country-asian="CN"/>
    </style:style>
    <style:style style:name="P93" style:family="paragraph" style:parent-style-name="Table_20_Contents">
      <style:text-properties officeooo:rsid="001affd0" officeooo:paragraph-rsid="00d30b45" style:language-asian="zh" style:country-asian="CN"/>
    </style:style>
    <style:style style:name="P94" style:family="paragraph" style:parent-style-name="Table_20_Contents">
      <style:text-properties officeooo:rsid="002cb8a8" officeooo:paragraph-rsid="002cb8a8" style:language-asian="zh" style:country-asian="CN"/>
    </style:style>
    <style:style style:name="P95" style:family="paragraph" style:parent-style-name="Table_20_Contents">
      <style:text-properties officeooo:rsid="002cb8a8" officeooo:paragraph-rsid="00317716" style:language-asian="zh" style:country-asian="CN"/>
    </style:style>
    <style:style style:name="P96" style:family="paragraph" style:parent-style-name="Table_20_Contents">
      <style:text-properties officeooo:rsid="002cb8a8" officeooo:paragraph-rsid="003b2e06" style:language-asian="zh" style:country-asian="CN"/>
    </style:style>
    <style:style style:name="P97" style:family="paragraph" style:parent-style-name="Table_20_Contents">
      <style:text-properties officeooo:rsid="002cb8a8" officeooo:paragraph-rsid="00438d82" style:language-asian="zh" style:country-asian="CN"/>
    </style:style>
    <style:style style:name="P98" style:family="paragraph" style:parent-style-name="Table_20_Contents">
      <style:text-properties officeooo:rsid="002cb8a8" officeooo:paragraph-rsid="00513fc6" style:language-asian="zh" style:country-asian="CN"/>
    </style:style>
    <style:style style:name="P99" style:family="paragraph" style:parent-style-name="Table_20_Contents">
      <style:text-properties officeooo:rsid="002cb8a8" officeooo:paragraph-rsid="0064a763" style:language-asian="zh" style:country-asian="CN"/>
    </style:style>
    <style:style style:name="P100" style:family="paragraph" style:parent-style-name="Table_20_Contents">
      <style:text-properties officeooo:rsid="002cb8a8" officeooo:paragraph-rsid="007636ec" style:language-asian="zh" style:country-asian="CN"/>
    </style:style>
    <style:style style:name="P101" style:family="paragraph" style:parent-style-name="Table_20_Contents">
      <style:text-properties officeooo:rsid="002cb8a8" officeooo:paragraph-rsid="008936f9" style:language-asian="zh" style:country-asian="CN"/>
    </style:style>
    <style:style style:name="P102" style:family="paragraph" style:parent-style-name="Table_20_Contents">
      <style:text-properties officeooo:rsid="002cb8a8" officeooo:paragraph-rsid="008e2855" style:language-asian="zh" style:country-asian="CN"/>
    </style:style>
    <style:style style:name="P103" style:family="paragraph" style:parent-style-name="Table_20_Contents">
      <style:text-properties officeooo:rsid="002cb8a8" officeooo:paragraph-rsid="009c06ba" style:language-asian="zh" style:country-asian="CN"/>
    </style:style>
    <style:style style:name="P104" style:family="paragraph" style:parent-style-name="Table_20_Contents">
      <style:text-properties officeooo:rsid="002cb8a8" officeooo:paragraph-rsid="00a01093" style:language-asian="zh" style:country-asian="CN"/>
    </style:style>
    <style:style style:name="P105" style:family="paragraph" style:parent-style-name="Table_20_Contents">
      <style:text-properties officeooo:rsid="002cb8a8" officeooo:paragraph-rsid="00aa0001" style:language-asian="zh" style:country-asian="CN"/>
    </style:style>
    <style:style style:name="P106" style:family="paragraph" style:parent-style-name="Table_20_Contents">
      <style:text-properties officeooo:rsid="002cb8a8" officeooo:paragraph-rsid="00c5de2f" style:language-asian="zh" style:country-asian="CN"/>
    </style:style>
    <style:style style:name="P107" style:family="paragraph" style:parent-style-name="Table_20_Contents">
      <style:text-properties officeooo:rsid="002cb8a8" officeooo:paragraph-rsid="00d20e41" style:language-asian="zh" style:country-asian="CN"/>
    </style:style>
    <style:style style:name="P108" style:family="paragraph" style:parent-style-name="Table_20_Contents">
      <style:text-properties officeooo:rsid="002cb8a8" officeooo:paragraph-rsid="00dc56ed" style:language-asian="zh" style:country-asian="CN"/>
    </style:style>
    <style:style style:name="P109" style:family="paragraph" style:parent-style-name="Table_20_Contents">
      <style:text-properties officeooo:rsid="002cb8a8" officeooo:paragraph-rsid="00e62ea2" style:language-asian="zh" style:country-asian="CN"/>
    </style:style>
    <style:style style:name="P110" style:family="paragraph" style:parent-style-name="Table_20_Contents">
      <style:text-properties officeooo:rsid="001fd2fb" officeooo:paragraph-rsid="001fd2fb" style:language-asian="zh" style:country-asian="CN"/>
    </style:style>
    <style:style style:name="P111" style:family="paragraph" style:parent-style-name="Table_20_Contents">
      <style:text-properties officeooo:rsid="001fd2fb" officeooo:paragraph-rsid="00d20e41" style:language-asian="zh" style:country-asian="CN"/>
    </style:style>
    <style:style style:name="P112" style:family="paragraph" style:parent-style-name="Table_20_Contents">
      <style:text-properties officeooo:rsid="001fd2fb" officeooo:paragraph-rsid="00dc56ed" style:language-asian="zh" style:country-asian="CN"/>
    </style:style>
    <style:style style:name="P113" style:family="paragraph" style:parent-style-name="Table_20_Contents">
      <style:text-properties officeooo:rsid="0021c5cd" officeooo:paragraph-rsid="0021c5cd" style:language-asian="zh" style:country-asian="CN"/>
    </style:style>
    <style:style style:name="P114" style:family="paragraph" style:parent-style-name="Table_20_Contents">
      <style:text-properties officeooo:rsid="0021c5cd" officeooo:paragraph-rsid="00d91c6e" style:language-asian="zh" style:country-asian="CN"/>
    </style:style>
    <style:style style:name="P115" style:family="paragraph" style:parent-style-name="Table_20_Contents">
      <style:text-properties officeooo:rsid="0021c5cd" officeooo:paragraph-rsid="00dc56ed" style:language-asian="zh" style:country-asian="CN"/>
    </style:style>
    <style:style style:name="P116" style:family="paragraph" style:parent-style-name="Table_20_Contents">
      <style:text-properties officeooo:rsid="0021c5cd" officeooo:paragraph-rsid="00ed9498" style:language-asian="zh" style:country-asian="CN"/>
    </style:style>
    <style:style style:name="P117" style:family="paragraph" style:parent-style-name="Table_20_Contents">
      <style:text-properties officeooo:rsid="002e7b51" officeooo:paragraph-rsid="002e7b51" style:language-asian="zh" style:country-asian="CN"/>
    </style:style>
    <style:style style:name="P118" style:family="paragraph" style:parent-style-name="Table_20_Contents">
      <style:text-properties officeooo:rsid="002e7b51" officeooo:paragraph-rsid="00317716" style:language-asian="zh" style:country-asian="CN"/>
    </style:style>
    <style:style style:name="P119" style:family="paragraph" style:parent-style-name="Table_20_Contents">
      <style:text-properties officeooo:rsid="002e7b51" officeooo:paragraph-rsid="003b2e06" style:language-asian="zh" style:country-asian="CN"/>
    </style:style>
    <style:style style:name="P120" style:family="paragraph" style:parent-style-name="Table_20_Contents">
      <style:text-properties officeooo:rsid="002e7b51" officeooo:paragraph-rsid="00438d82" style:language-asian="zh" style:country-asian="CN"/>
    </style:style>
    <style:style style:name="P121" style:family="paragraph" style:parent-style-name="Table_20_Contents">
      <style:text-properties officeooo:rsid="002e7b51" officeooo:paragraph-rsid="00513fc6" style:language-asian="zh" style:country-asian="CN"/>
    </style:style>
    <style:style style:name="P122" style:family="paragraph" style:parent-style-name="Table_20_Contents">
      <style:text-properties officeooo:rsid="002e7b51" officeooo:paragraph-rsid="0064a763" style:language-asian="zh" style:country-asian="CN"/>
    </style:style>
    <style:style style:name="P123" style:family="paragraph" style:parent-style-name="Table_20_Contents">
      <style:text-properties officeooo:rsid="002e7b51" officeooo:paragraph-rsid="007636ec" style:language-asian="zh" style:country-asian="CN"/>
    </style:style>
    <style:style style:name="P124" style:family="paragraph" style:parent-style-name="Table_20_Contents">
      <style:text-properties officeooo:rsid="002e7b51" officeooo:paragraph-rsid="008936f9" style:language-asian="zh" style:country-asian="CN"/>
    </style:style>
    <style:style style:name="P125" style:family="paragraph" style:parent-style-name="Table_20_Contents">
      <style:text-properties officeooo:rsid="002e7b51" officeooo:paragraph-rsid="008e2855" style:language-asian="zh" style:country-asian="CN"/>
    </style:style>
    <style:style style:name="P126" style:family="paragraph" style:parent-style-name="Table_20_Contents">
      <style:text-properties officeooo:rsid="002e7b51" officeooo:paragraph-rsid="009c06ba" style:language-asian="zh" style:country-asian="CN"/>
    </style:style>
    <style:style style:name="P127" style:family="paragraph" style:parent-style-name="Table_20_Contents">
      <style:text-properties officeooo:rsid="002e7b51" officeooo:paragraph-rsid="00a01093" style:language-asian="zh" style:country-asian="CN"/>
    </style:style>
    <style:style style:name="P128" style:family="paragraph" style:parent-style-name="Table_20_Contents">
      <style:text-properties officeooo:rsid="002e7b51" officeooo:paragraph-rsid="00aa0001" style:language-asian="zh" style:country-asian="CN"/>
    </style:style>
    <style:style style:name="P129" style:family="paragraph" style:parent-style-name="Table_20_Contents">
      <style:text-properties officeooo:rsid="002966d2" officeooo:paragraph-rsid="002966d2" style:language-asian="zh" style:country-asian="CN"/>
    </style:style>
    <style:style style:name="P130" style:family="paragraph" style:parent-style-name="Table_20_Contents">
      <style:text-properties officeooo:rsid="002966d2" officeooo:paragraph-rsid="0064a763" style:language-asian="zh" style:country-asian="CN"/>
    </style:style>
    <style:style style:name="P131" style:family="paragraph" style:parent-style-name="Table_20_Contents">
      <style:text-properties officeooo:rsid="002966d2" officeooo:paragraph-rsid="00c16492" style:language-asian="zh" style:country-asian="CN"/>
    </style:style>
    <style:style style:name="P132" style:family="paragraph" style:parent-style-name="Table_20_Contents">
      <style:text-properties officeooo:rsid="002966d2" officeooo:paragraph-rsid="00c30fbb" style:language-asian="zh" style:country-asian="CN"/>
    </style:style>
    <style:style style:name="P133" style:family="paragraph" style:parent-style-name="Table_20_Contents">
      <style:text-properties officeooo:rsid="00367122" officeooo:paragraph-rsid="00367122" style:language-asian="zh" style:country-asian="CN"/>
    </style:style>
    <style:style style:name="P134" style:family="paragraph" style:parent-style-name="Table_20_Contents">
      <style:text-properties officeooo:rsid="003b5979" officeooo:paragraph-rsid="003b5979" style:language-asian="zh" style:country-asian="CN"/>
    </style:style>
    <style:style style:name="P135" style:family="paragraph" style:parent-style-name="Table_20_Contents">
      <style:text-properties officeooo:rsid="003b5979" officeooo:paragraph-rsid="008936f9" style:language-asian="zh" style:country-asian="CN"/>
    </style:style>
    <style:style style:name="P136" style:family="paragraph" style:parent-style-name="Table_20_Contents">
      <style:text-properties officeooo:rsid="003b5979" officeooo:paragraph-rsid="008e2855" style:language-asian="zh" style:country-asian="CN"/>
    </style:style>
    <style:style style:name="P137" style:family="paragraph" style:parent-style-name="Table_20_Contents">
      <style:text-properties officeooo:rsid="003c9442" officeooo:paragraph-rsid="003c9442" style:language-asian="zh" style:country-asian="CN"/>
    </style:style>
    <style:style style:name="P138" style:family="paragraph" style:parent-style-name="Table_20_Contents">
      <style:text-properties officeooo:rsid="003ec560" officeooo:paragraph-rsid="003ec560" style:language-asian="zh" style:country-asian="CN"/>
    </style:style>
    <style:style style:name="P139" style:family="paragraph" style:parent-style-name="Table_20_Contents">
      <style:text-properties officeooo:rsid="003ec560" officeooo:paragraph-rsid="00513fc6" style:language-asian="zh" style:country-asian="CN"/>
    </style:style>
    <style:style style:name="P140" style:family="paragraph" style:parent-style-name="Table_20_Contents">
      <style:text-properties officeooo:rsid="003ec560" officeooo:paragraph-rsid="007636ec" style:language-asian="zh" style:country-asian="CN"/>
    </style:style>
    <style:style style:name="P141" style:family="paragraph" style:parent-style-name="Table_20_Contents">
      <style:text-properties officeooo:rsid="003ec560" officeooo:paragraph-rsid="007cf636" style:language-asian="zh" style:country-asian="CN"/>
    </style:style>
    <style:style style:name="P142" style:family="paragraph" style:parent-style-name="Table_20_Contents">
      <style:text-properties officeooo:rsid="003ec560" officeooo:paragraph-rsid="007e5027" style:language-asian="zh" style:country-asian="CN"/>
    </style:style>
    <style:style style:name="P143" style:family="paragraph" style:parent-style-name="Table_20_Contents">
      <style:text-properties officeooo:rsid="003ec560" officeooo:paragraph-rsid="00929c14" style:language-asian="zh" style:country-asian="CN"/>
    </style:style>
    <style:style style:name="P144" style:family="paragraph" style:parent-style-name="Table_20_Contents">
      <style:text-properties officeooo:rsid="003ec560" officeooo:paragraph-rsid="009c06ba" style:language-asian="zh" style:country-asian="CN"/>
    </style:style>
    <style:style style:name="P145" style:family="paragraph" style:parent-style-name="Table_20_Contents">
      <style:text-properties officeooo:rsid="003ec560" officeooo:paragraph-rsid="00aa0001" style:language-asian="zh" style:country-asian="CN"/>
    </style:style>
    <style:style style:name="P146" style:family="paragraph" style:parent-style-name="Table_20_Contents">
      <style:text-properties officeooo:rsid="003ec560" officeooo:paragraph-rsid="00c5de2f" style:language-asian="zh" style:country-asian="CN"/>
    </style:style>
    <style:style style:name="P147" style:family="paragraph" style:parent-style-name="Table_20_Contents">
      <style:text-properties officeooo:rsid="003ec560" officeooo:paragraph-rsid="00fef881" style:language-asian="zh" style:country-asian="CN"/>
    </style:style>
    <style:style style:name="P148" style:family="paragraph" style:parent-style-name="Table_20_Contents">
      <style:text-properties officeooo:rsid="003ec560" officeooo:paragraph-rsid="00ff346d" style:language-asian="zh" style:country-asian="CN"/>
    </style:style>
    <style:style style:name="P149" style:family="paragraph" style:parent-style-name="Table_20_Contents">
      <style:text-properties officeooo:rsid="003ec560" officeooo:paragraph-rsid="010071d2" style:language-asian="zh" style:country-asian="CN"/>
    </style:style>
    <style:style style:name="P150" style:family="paragraph" style:parent-style-name="Table_20_Contents">
      <style:text-properties officeooo:rsid="003ec560" officeooo:paragraph-rsid="01030e56" style:language-asian="zh" style:country-asian="CN"/>
    </style:style>
    <style:style style:name="P151" style:family="paragraph" style:parent-style-name="Table_20_Contents">
      <style:text-properties officeooo:rsid="003f69c0" officeooo:paragraph-rsid="003f69c0" style:language-asian="zh" style:country-asian="CN"/>
    </style:style>
    <style:style style:name="P152" style:family="paragraph" style:parent-style-name="Table_20_Contents">
      <style:text-properties officeooo:rsid="003f69c0" officeooo:paragraph-rsid="008936f9" style:language-asian="zh" style:country-asian="CN"/>
    </style:style>
    <style:style style:name="P153" style:family="paragraph" style:parent-style-name="Table_20_Contents">
      <style:text-properties officeooo:rsid="003f69c0" officeooo:paragraph-rsid="008e2855" style:language-asian="zh" style:country-asian="CN"/>
    </style:style>
    <style:style style:name="P154" style:family="paragraph" style:parent-style-name="Table_20_Contents">
      <style:text-properties officeooo:rsid="0040a2c0" officeooo:paragraph-rsid="0040a2c0" style:language-asian="zh" style:country-asian="CN"/>
    </style:style>
    <style:style style:name="P155" style:family="paragraph" style:parent-style-name="Table_20_Contents">
      <style:text-properties officeooo:rsid="00416aee" officeooo:paragraph-rsid="00416aee" style:language-asian="zh" style:country-asian="CN"/>
    </style:style>
    <style:style style:name="P156" style:family="paragraph" style:parent-style-name="Table_20_Contents">
      <style:text-properties officeooo:rsid="0042022a" officeooo:paragraph-rsid="0042022a" style:language-asian="zh" style:country-asian="CN"/>
    </style:style>
    <style:style style:name="P157" style:family="paragraph" style:parent-style-name="Table_20_Contents">
      <style:text-properties officeooo:rsid="0043e070" officeooo:paragraph-rsid="0043e070" style:language-asian="zh" style:country-asian="CN"/>
    </style:style>
    <style:style style:name="P158" style:family="paragraph" style:parent-style-name="Table_20_Contents">
      <style:text-properties officeooo:rsid="0043e070" officeooo:paragraph-rsid="007636ec" style:language-asian="zh" style:country-asian="CN"/>
    </style:style>
    <style:style style:name="P159" style:family="paragraph" style:parent-style-name="Table_20_Contents">
      <style:text-properties officeooo:rsid="0048d2b2" officeooo:paragraph-rsid="0048d2b2" style:language-asian="zh" style:country-asian="CN"/>
    </style:style>
    <style:style style:name="P160" style:family="paragraph" style:parent-style-name="Table_20_Contents">
      <style:text-properties officeooo:rsid="0048d2b2" officeooo:paragraph-rsid="00513fc6" style:language-asian="zh" style:country-asian="CN"/>
    </style:style>
    <style:style style:name="P161" style:family="paragraph" style:parent-style-name="Table_20_Contents">
      <style:text-properties officeooo:rsid="0048d2b2" officeooo:paragraph-rsid="007636ec" style:language-asian="zh" style:country-asian="CN"/>
    </style:style>
    <style:style style:name="P162" style:family="paragraph" style:parent-style-name="Table_20_Contents">
      <style:text-properties officeooo:rsid="0048d2b2" officeooo:paragraph-rsid="009c06ba" style:language-asian="zh" style:country-asian="CN"/>
    </style:style>
    <style:style style:name="P163" style:family="paragraph" style:parent-style-name="Table_20_Contents">
      <style:text-properties officeooo:rsid="0048d2b2" officeooo:paragraph-rsid="00aa0001" style:language-asian="zh" style:country-asian="CN"/>
    </style:style>
    <style:style style:name="P164" style:family="paragraph" style:parent-style-name="Table_20_Contents">
      <style:text-properties officeooo:rsid="0048d2b2" officeooo:paragraph-rsid="00c5de2f" style:language-asian="zh" style:country-asian="CN"/>
    </style:style>
    <style:style style:name="P165" style:family="paragraph" style:parent-style-name="Table_20_Contents">
      <style:text-properties officeooo:rsid="0048d2b2" officeooo:paragraph-rsid="01030e56" style:language-asian="zh" style:country-asian="CN"/>
    </style:style>
    <style:style style:name="P166" style:family="paragraph" style:parent-style-name="Table_20_Contents">
      <style:text-properties officeooo:rsid="0048d2b2" officeooo:paragraph-rsid="0106e2d5" style:language-asian="zh" style:country-asian="CN"/>
    </style:style>
    <style:style style:name="P167" style:family="paragraph" style:parent-style-name="Table_20_Contents">
      <style:text-properties officeooo:rsid="004af657" officeooo:paragraph-rsid="004af657" style:language-asian="zh" style:country-asian="CN"/>
    </style:style>
    <style:style style:name="P168" style:family="paragraph" style:parent-style-name="Table_20_Contents">
      <style:text-properties officeooo:rsid="004af657" officeooo:paragraph-rsid="00513fc6" style:language-asian="zh" style:country-asian="CN"/>
    </style:style>
    <style:style style:name="P169" style:family="paragraph" style:parent-style-name="Table_20_Contents">
      <style:text-properties officeooo:rsid="004af657" officeooo:paragraph-rsid="007636ec" style:language-asian="zh" style:country-asian="CN"/>
    </style:style>
    <style:style style:name="P170" style:family="paragraph" style:parent-style-name="Table_20_Contents">
      <style:text-properties officeooo:rsid="004af657" officeooo:paragraph-rsid="009c06ba" style:language-asian="zh" style:country-asian="CN"/>
    </style:style>
    <style:style style:name="P171" style:family="paragraph" style:parent-style-name="Table_20_Contents">
      <style:text-properties officeooo:rsid="004af657" officeooo:paragraph-rsid="00aa0001" style:language-asian="zh" style:country-asian="CN"/>
    </style:style>
    <style:style style:name="P172" style:family="paragraph" style:parent-style-name="Table_20_Contents">
      <style:text-properties officeooo:rsid="004af657" officeooo:paragraph-rsid="00c5de2f" style:language-asian="zh" style:country-asian="CN"/>
    </style:style>
    <style:style style:name="P173" style:family="paragraph" style:parent-style-name="Table_20_Contents">
      <style:text-properties officeooo:rsid="004af657" officeooo:paragraph-rsid="01030e56" style:language-asian="zh" style:country-asian="CN"/>
    </style:style>
    <style:style style:name="P174" style:family="paragraph" style:parent-style-name="Table_20_Contents">
      <style:text-properties officeooo:rsid="004e27cc" officeooo:paragraph-rsid="004e27cc" style:language-asian="zh" style:country-asian="CN"/>
    </style:style>
    <style:style style:name="P175" style:family="paragraph" style:parent-style-name="Table_20_Contents">
      <style:text-properties officeooo:rsid="004e27cc" officeooo:paragraph-rsid="007636ec" style:language-asian="zh" style:country-asian="CN"/>
    </style:style>
    <style:style style:name="P176" style:family="paragraph" style:parent-style-name="Table_20_Contents">
      <style:text-properties officeooo:rsid="004e27cc" officeooo:paragraph-rsid="009d08fe" style:language-asian="zh" style:country-asian="CN"/>
    </style:style>
    <style:style style:name="P177" style:family="paragraph" style:parent-style-name="Table_20_Contents">
      <style:text-properties officeooo:rsid="004e27cc" officeooo:paragraph-rsid="009e095c" style:language-asian="zh" style:country-asian="CN"/>
    </style:style>
    <style:style style:name="P178" style:family="paragraph" style:parent-style-name="Table_20_Contents">
      <style:text-properties officeooo:rsid="004e27cc" officeooo:paragraph-rsid="009e529e" style:language-asian="zh" style:country-asian="CN"/>
    </style:style>
    <style:style style:name="P179" style:family="paragraph" style:parent-style-name="Table_20_Contents">
      <style:text-properties officeooo:rsid="004e27cc" officeooo:paragraph-rsid="00a01093" style:language-asian="zh" style:country-asian="CN"/>
    </style:style>
    <style:style style:name="P180" style:family="paragraph" style:parent-style-name="Table_20_Contents">
      <style:text-properties officeooo:rsid="004e27cc" officeooo:paragraph-rsid="00a1febb" style:language-asian="zh" style:country-asian="CN"/>
    </style:style>
    <style:style style:name="P181" style:family="paragraph" style:parent-style-name="Table_20_Contents">
      <style:text-properties officeooo:rsid="004e27cc" officeooo:paragraph-rsid="00a4fe3f" style:language-asian="zh" style:country-asian="CN"/>
    </style:style>
    <style:style style:name="P182" style:family="paragraph" style:parent-style-name="Table_20_Contents">
      <style:text-properties officeooo:rsid="004e27cc" officeooo:paragraph-rsid="00a9fcdd" style:language-asian="zh" style:country-asian="CN"/>
    </style:style>
    <style:style style:name="P183" style:family="paragraph" style:parent-style-name="Table_20_Contents">
      <style:text-properties officeooo:rsid="0053bfbc" officeooo:paragraph-rsid="0053bfbc" style:language-asian="zh" style:country-asian="CN"/>
    </style:style>
    <style:style style:name="P184" style:family="paragraph" style:parent-style-name="Table_20_Contents">
      <style:text-properties officeooo:rsid="0053bfbc" officeooo:paragraph-rsid="00cf7653" style:language-asian="zh" style:country-asian="CN"/>
    </style:style>
    <style:style style:name="P185" style:family="paragraph" style:parent-style-name="Table_20_Contents">
      <style:text-properties officeooo:paragraph-rsid="0064a763" style:language-asian="zh" style:country-asian="CN"/>
    </style:style>
    <style:style style:name="P186" style:family="paragraph" style:parent-style-name="Table_20_Contents">
      <style:text-properties officeooo:rsid="0064a763" officeooo:paragraph-rsid="0064a763" style:language-asian="zh" style:country-asian="CN"/>
    </style:style>
    <style:style style:name="P187" style:family="paragraph" style:parent-style-name="Table_20_Contents">
      <style:text-properties officeooo:rsid="0064a763" officeooo:paragraph-rsid="006caca9" style:language-asian="zh" style:country-asian="CN"/>
    </style:style>
    <style:style style:name="P188" style:family="paragraph" style:parent-style-name="Table_20_Contents">
      <style:text-properties officeooo:paragraph-rsid="007636ec" style:language-asian="zh" style:country-asian="CN"/>
    </style:style>
    <style:style style:name="P189" style:family="paragraph" style:parent-style-name="Table_20_Contents">
      <style:text-properties officeooo:rsid="0067230b" officeooo:paragraph-rsid="0067230b" style:language-asian="zh" style:country-asian="CN"/>
    </style:style>
    <style:style style:name="P190" style:family="paragraph" style:parent-style-name="Table_20_Contents">
      <style:text-properties officeooo:rsid="006e6b2f" officeooo:paragraph-rsid="006e6b2f" style:language-asian="zh" style:country-asian="CN"/>
    </style:style>
    <style:style style:name="P191" style:family="paragraph" style:parent-style-name="Table_20_Contents">
      <style:text-properties officeooo:rsid="00703aeb" officeooo:paragraph-rsid="00703aeb" style:language-asian="zh" style:country-asian="CN"/>
    </style:style>
    <style:style style:name="P192" style:family="paragraph" style:parent-style-name="Table_20_Contents">
      <style:text-properties officeooo:rsid="007a90e6" officeooo:paragraph-rsid="007a90e6" style:language-asian="zh" style:country-asian="CN"/>
    </style:style>
    <style:style style:name="P193" style:family="paragraph" style:parent-style-name="Table_20_Contents">
      <style:text-properties officeooo:rsid="007bc365" officeooo:paragraph-rsid="007c554f" style:language-asian="zh" style:country-asian="CN"/>
    </style:style>
    <style:style style:name="P194" style:family="paragraph" style:parent-style-name="Table_20_Contents">
      <style:text-properties officeooo:rsid="00929c14" officeooo:paragraph-rsid="00929c14" style:language-asian="zh" style:country-asian="CN"/>
    </style:style>
    <style:style style:name="P195" style:family="paragraph" style:parent-style-name="Table_20_Contents">
      <style:text-properties officeooo:rsid="00896459" officeooo:paragraph-rsid="00896459" style:language-asian="zh" style:country-asian="CN"/>
    </style:style>
    <style:style style:name="P196" style:family="paragraph" style:parent-style-name="Table_20_Contents">
      <style:text-properties officeooo:rsid="00896459" officeooo:paragraph-rsid="008e2855" style:language-asian="zh" style:country-asian="CN"/>
    </style:style>
    <style:style style:name="P197" style:family="paragraph" style:parent-style-name="Table_20_Contents">
      <style:text-properties officeooo:rsid="008a7634" officeooo:paragraph-rsid="008a7634" style:language-asian="zh" style:country-asian="CN"/>
    </style:style>
    <style:style style:name="P198" style:family="paragraph" style:parent-style-name="Table_20_Contents">
      <style:text-properties officeooo:rsid="008a7634" officeooo:paragraph-rsid="008e2855" style:language-asian="zh" style:country-asian="CN"/>
    </style:style>
    <style:style style:name="P199" style:family="paragraph" style:parent-style-name="Table_20_Contents">
      <style:text-properties officeooo:rsid="008bf08c" officeooo:paragraph-rsid="008bf08c" style:language-asian="zh" style:country-asian="CN"/>
    </style:style>
    <style:style style:name="P200" style:family="paragraph" style:parent-style-name="Table_20_Contents">
      <style:text-properties officeooo:rsid="008bf08c" officeooo:paragraph-rsid="008e2855" style:language-asian="zh" style:country-asian="CN"/>
    </style:style>
    <style:style style:name="P201" style:family="paragraph" style:parent-style-name="Table_20_Contents">
      <style:text-properties officeooo:rsid="009c06ba" officeooo:paragraph-rsid="009c06ba" style:language-asian="zh" style:country-asian="CN"/>
    </style:style>
    <style:style style:name="P202" style:family="paragraph" style:parent-style-name="Table_20_Contents">
      <style:text-properties officeooo:rsid="009d08fe" officeooo:paragraph-rsid="009d08fe" style:language-asian="zh" style:country-asian="CN"/>
    </style:style>
    <style:style style:name="P203" style:family="paragraph" style:parent-style-name="Table_20_Contents">
      <style:text-properties officeooo:rsid="009d08fe" officeooo:paragraph-rsid="00a01093" style:language-asian="zh" style:country-asian="CN"/>
    </style:style>
    <style:style style:name="P204" style:family="paragraph" style:parent-style-name="Table_20_Contents">
      <style:text-properties officeooo:rsid="009d08fe" officeooo:paragraph-rsid="00aa0001" style:language-asian="zh" style:country-asian="CN"/>
    </style:style>
    <style:style style:name="P205" style:family="paragraph" style:parent-style-name="Table_20_Contents">
      <style:text-properties officeooo:rsid="009d08fe" officeooo:paragraph-rsid="01030e56" style:language-asian="zh" style:country-asian="CN"/>
    </style:style>
    <style:style style:name="P206" style:family="paragraph" style:parent-style-name="Table_20_Contents">
      <style:text-properties officeooo:rsid="00a014da" officeooo:paragraph-rsid="00a014da" style:language-asian="zh" style:country-asian="CN"/>
    </style:style>
    <style:style style:name="P207" style:family="paragraph" style:parent-style-name="Table_20_Contents">
      <style:text-properties officeooo:rsid="00a0c666" officeooo:paragraph-rsid="00a0c666" style:language-asian="zh" style:country-asian="CN"/>
    </style:style>
    <style:style style:name="P208" style:family="paragraph" style:parent-style-name="Table_20_Contents">
      <style:text-properties officeooo:rsid="00a18acd" officeooo:paragraph-rsid="00a18acd" style:language-asian="zh" style:country-asian="CN"/>
    </style:style>
    <style:style style:name="P209" style:family="paragraph" style:parent-style-name="Table_20_Contents">
      <style:text-properties officeooo:rsid="00a4fe3f" officeooo:paragraph-rsid="00a4fe3f" style:language-asian="zh" style:country-asian="CN"/>
    </style:style>
    <style:style style:name="P210" style:family="paragraph" style:parent-style-name="Table_20_Contents">
      <style:text-properties officeooo:rsid="00a7e7d6" officeooo:paragraph-rsid="00a4fe3f" style:language-asian="zh" style:country-asian="CN"/>
    </style:style>
    <style:style style:name="P211" style:family="paragraph" style:parent-style-name="Table_20_Contents">
      <style:text-properties officeooo:rsid="00a9fcdd" officeooo:paragraph-rsid="00a9fcdd" style:language-asian="zh" style:country-asian="CN"/>
    </style:style>
    <style:style style:name="P212" style:family="paragraph" style:parent-style-name="Table_20_Contents">
      <style:text-properties officeooo:rsid="00aa0001" officeooo:paragraph-rsid="00aa0001" style:language-asian="zh" style:country-asian="CN"/>
    </style:style>
    <style:style style:name="P213" style:family="paragraph" style:parent-style-name="Table_20_Contents">
      <style:text-properties officeooo:rsid="00aa0001" officeooo:paragraph-rsid="0106e2d5" style:language-asian="zh" style:country-asian="CN"/>
    </style:style>
    <style:style style:name="P214" style:family="paragraph" style:parent-style-name="Table_20_Contents">
      <style:text-properties officeooo:rsid="00abbe1c" officeooo:paragraph-rsid="00abbe1c" style:language-asian="zh" style:country-asian="CN"/>
    </style:style>
    <style:style style:name="P215" style:family="paragraph" style:parent-style-name="Table_20_Contents">
      <style:text-properties officeooo:rsid="00abbe1c" officeooo:paragraph-rsid="01030e56" style:language-asian="zh" style:country-asian="CN"/>
    </style:style>
    <style:style style:name="P216" style:family="paragraph" style:parent-style-name="Table_20_Contents">
      <style:text-properties officeooo:rsid="00abbe1c" officeooo:paragraph-rsid="0104d11e" style:language-asian="zh" style:country-asian="CN"/>
    </style:style>
    <style:style style:name="P217" style:family="paragraph" style:parent-style-name="Table_20_Contents">
      <style:text-properties officeooo:rsid="00abbe1c" officeooo:paragraph-rsid="010bbb99" style:language-asian="zh" style:country-asian="CN"/>
    </style:style>
    <style:style style:name="P218" style:family="paragraph" style:parent-style-name="Table_20_Contents">
      <style:text-properties officeooo:paragraph-rsid="00c16492" style:language-asian="zh" style:country-asian="CN"/>
    </style:style>
    <style:style style:name="P219" style:family="paragraph" style:parent-style-name="Table_20_Contents">
      <style:text-properties officeooo:paragraph-rsid="00c30fbb" style:language-asian="zh" style:country-asian="CN"/>
    </style:style>
    <style:style style:name="P220" style:family="paragraph" style:parent-style-name="Table_20_Contents">
      <style:text-properties officeooo:paragraph-rsid="00c5de2f" style:language-asian="zh" style:country-asian="CN"/>
    </style:style>
    <style:style style:name="P221" style:family="paragraph" style:parent-style-name="Table_20_Contents">
      <style:text-properties officeooo:rsid="00d91c6e" officeooo:paragraph-rsid="00d91c6e" style:language-asian="zh" style:country-asian="CN"/>
    </style:style>
    <style:style style:name="P222" style:family="paragraph" style:parent-style-name="Table_20_Contents">
      <style:text-properties officeooo:rsid="00de35d8" officeooo:paragraph-rsid="00de35d8" style:language-asian="zh" style:country-asian="CN"/>
    </style:style>
    <style:style style:name="P223" style:family="paragraph" style:parent-style-name="Table_20_Contents">
      <style:text-properties officeooo:rsid="00e019eb" officeooo:paragraph-rsid="00e019eb" style:language-asian="zh" style:country-asian="CN"/>
    </style:style>
    <style:style style:name="P224" style:family="paragraph" style:parent-style-name="Table_20_Contents">
      <style:text-properties officeooo:rsid="00e4312a" officeooo:paragraph-rsid="00e4312a" style:language-asian="zh" style:country-asian="CN"/>
    </style:style>
    <style:style style:name="P225" style:family="paragraph" style:parent-style-name="Table_20_Contents">
      <style:text-properties officeooo:rsid="00e4312a" officeooo:paragraph-rsid="00e62ea2" style:language-asian="zh" style:country-asian="CN"/>
    </style:style>
    <style:style style:name="P226" style:family="paragraph" style:parent-style-name="Table_20_Contents">
      <style:text-properties officeooo:rsid="00e62ea2" officeooo:paragraph-rsid="00e62ea2" style:language-asian="zh" style:country-asian="CN"/>
    </style:style>
    <style:style style:name="P227" style:family="paragraph" style:parent-style-name="Table_20_Contents">
      <style:text-properties officeooo:rsid="00eb99af" officeooo:paragraph-rsid="00eb99af" style:language-asian="zh" style:country-asian="CN"/>
    </style:style>
    <style:style style:name="P228" style:family="paragraph" style:parent-style-name="Table_20_Contents">
      <style:text-properties officeooo:rsid="00f07890" officeooo:paragraph-rsid="00f07890" style:language-asian="zh" style:country-asian="CN"/>
    </style:style>
    <style:style style:name="P229" style:family="paragraph" style:parent-style-name="Table_20_Contents">
      <style:text-properties officeooo:rsid="00e9b46d" officeooo:paragraph-rsid="00dc56ed" style:language-asian="zh" style:country-asian="CN"/>
    </style:style>
    <style:style style:name="P230" style:family="paragraph" style:parent-style-name="Table_20_Contents">
      <style:text-properties officeooo:rsid="00c30fbb" officeooo:paragraph-rsid="00c30fbb" style:language-asian="zh" style:country-asian="CN"/>
    </style:style>
    <style:style style:name="P231" style:family="paragraph" style:parent-style-name="Table_20_Contents">
      <style:text-properties officeooo:rsid="00ccbae9" officeooo:paragraph-rsid="00ccbae9" style:language-asian="zh" style:country-asian="CN"/>
    </style:style>
    <style:style style:name="P232" style:family="paragraph" style:parent-style-name="Table_20_Contents">
      <style:text-properties officeooo:rsid="00ced415" officeooo:paragraph-rsid="00ced415" style:language-asian="zh" style:country-asian="CN"/>
    </style:style>
    <style:style style:name="P233" style:family="paragraph" style:parent-style-name="Table_20_Contents">
      <style:text-properties officeooo:rsid="00cf7653" officeooo:paragraph-rsid="00cf7653" style:language-asian="zh" style:country-asian="CN"/>
    </style:style>
    <style:style style:name="P234" style:family="paragraph" style:parent-style-name="Table_20_Contents">
      <style:text-properties officeooo:rsid="00f759ff" officeooo:paragraph-rsid="00f759ff" style:language-asian="zh" style:country-asian="CN"/>
    </style:style>
    <style:style style:name="P235" style:family="paragraph" style:parent-style-name="Table_20_Contents">
      <style:text-properties officeooo:rsid="00f8ad67" officeooo:paragraph-rsid="00f759ff" style:language-asian="zh" style:country-asian="CN"/>
    </style:style>
    <style:style style:name="P236" style:family="paragraph" style:parent-style-name="Table_20_Contents">
      <style:text-properties officeooo:rsid="00fdccff" officeooo:paragraph-rsid="00fdccff" style:language-asian="zh" style:country-asian="CN"/>
    </style:style>
    <style:style style:name="P237" style:family="paragraph" style:parent-style-name="Table_20_Contents">
      <style:text-properties officeooo:rsid="00fef881" officeooo:paragraph-rsid="00fef881" style:language-asian="zh" style:country-asian="CN"/>
    </style:style>
    <style:style style:name="P238" style:family="paragraph" style:parent-style-name="Table_20_Contents">
      <style:text-properties officeooo:rsid="010180eb" officeooo:paragraph-rsid="010180eb" style:language-asian="zh" style:country-asian="CN"/>
    </style:style>
    <style:style style:name="P239" style:family="paragraph" style:parent-style-name="Table_20_Contents">
      <style:text-properties officeooo:rsid="010071d2" officeooo:paragraph-rsid="010071d2" style:language-asian="zh" style:country-asian="CN"/>
    </style:style>
    <style:style style:name="P240" style:family="paragraph" style:parent-style-name="Table_20_Contents">
      <style:text-properties officeooo:paragraph-rsid="001affd0"/>
    </style:style>
    <style:style style:name="P241" style:family="paragraph" style:parent-style-name="Table_20_Contents">
      <style:text-properties officeooo:paragraph-rsid="001bbc48"/>
    </style:style>
    <style:style style:name="P242" style:family="paragraph" style:parent-style-name="Table_20_Contents">
      <style:text-properties officeooo:paragraph-rsid="0021c5cd"/>
    </style:style>
    <style:style style:name="P243" style:family="paragraph" style:parent-style-name="Table_20_Contents">
      <style:text-properties officeooo:paragraph-rsid="00317716"/>
    </style:style>
    <style:style style:name="P244" style:family="paragraph" style:parent-style-name="Table_20_Contents">
      <style:text-properties officeooo:paragraph-rsid="003b2e06"/>
    </style:style>
    <style:style style:name="P245" style:family="paragraph" style:parent-style-name="Table_20_Contents">
      <style:text-properties officeooo:paragraph-rsid="0046a6fb"/>
    </style:style>
    <style:style style:name="P246" style:family="paragraph" style:parent-style-name="Table_20_Contents">
      <style:text-properties officeooo:paragraph-rsid="00513fc6"/>
    </style:style>
    <style:style style:name="P247" style:family="paragraph" style:parent-style-name="Table_20_Contents">
      <style:text-properties officeooo:paragraph-rsid="0064a763"/>
    </style:style>
    <style:style style:name="P248" style:family="paragraph" style:parent-style-name="Table_20_Contents">
      <style:text-properties officeooo:paragraph-rsid="007dddd4"/>
    </style:style>
    <style:style style:name="P249" style:family="paragraph" style:parent-style-name="Table_20_Contents">
      <style:text-properties officeooo:paragraph-rsid="008936f9"/>
    </style:style>
    <style:style style:name="P250" style:family="paragraph" style:parent-style-name="Table_20_Contents">
      <style:text-properties officeooo:paragraph-rsid="008e2855"/>
    </style:style>
    <style:style style:name="P251" style:family="paragraph" style:parent-style-name="Table_20_Contents">
      <style:text-properties officeooo:paragraph-rsid="00a01093"/>
    </style:style>
    <style:style style:name="P252" style:family="paragraph" style:parent-style-name="Table_20_Contents">
      <style:text-properties officeooo:paragraph-rsid="00aa0001"/>
    </style:style>
    <style:style style:name="P253" style:family="paragraph" style:parent-style-name="Table_20_Contents">
      <style:text-properties officeooo:paragraph-rsid="00c5de2f"/>
    </style:style>
    <style:style style:name="P254" style:family="paragraph" style:parent-style-name="Table_20_Contents">
      <style:text-properties officeooo:paragraph-rsid="00d20e41"/>
    </style:style>
    <style:style style:name="P255" style:family="paragraph" style:parent-style-name="Table_20_Contents">
      <style:text-properties officeooo:paragraph-rsid="00d5eb65"/>
    </style:style>
    <style:style style:name="P256" style:family="paragraph" style:parent-style-name="Table_20_Contents">
      <style:text-properties officeooo:paragraph-rsid="00dc56ed"/>
    </style:style>
    <style:style style:name="P257" style:family="paragraph" style:parent-style-name="Table_20_Contents">
      <style:text-properties officeooo:paragraph-rsid="0106e2d5"/>
    </style:style>
    <style:style style:name="P258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59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60" style:family="paragraph" style:parent-style-name="Table_20_Contents">
      <style:text-properties officeooo:rsid="01030e56" officeooo:paragraph-rsid="01030e56" style:language-asian="zh" style:country-asian="CN"/>
    </style:style>
    <style:style style:name="P261" style:family="paragraph" style:parent-style-name="Table_20_Contents">
      <style:text-properties officeooo:rsid="01041c39" officeooo:paragraph-rsid="01041c39" style:language-asian="zh" style:country-asian="CN"/>
    </style:style>
    <style:style style:name="P262" style:family="paragraph" style:parent-style-name="Table_20_Contents">
      <style:text-properties officeooo:rsid="0104d11e" officeooo:paragraph-rsid="0104d11e" style:language-asian="zh" style:country-asian="CN"/>
    </style:style>
    <style:style style:name="P263" style:family="paragraph" style:parent-style-name="Table_20_Contents">
      <style:text-properties officeooo:rsid="010a42c1" officeooo:paragraph-rsid="010a42c1" style:language-asian="zh" style:country-asian="CN"/>
    </style:style>
    <style:style style:name="P264" style:family="paragraph" style:parent-style-name="Table_20_Contents">
      <style:text-properties officeooo:rsid="010bbb99" officeooo:paragraph-rsid="010bbb99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91444"/>
    </style:style>
    <style:style style:name="T138" style:family="text">
      <style:text-properties officeooo:rsid="010bbb99"/>
    </style:style>
    <style:style style:name="T139" style:family="text">
      <style:text-properties officeooo:rsid="010bdb80"/>
    </style:style>
    <style:style style:name="T140" style:family="text">
      <style:text-properties officeooo:rsid="010c31db"/>
    </style:style>
    <style:style style:name="T141" style:family="text">
      <style:text-properties officeooo:rsid="010d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测试地址</text:span><text:span text:style-name="T24">(即API前缀 </text:span><text:span text:style-name="T25">server</text:span><text:span text:style-name="T24">)</text:span></text:p>
      <text:p text:style-name="P20"><text:a xlink:type="simple" xlink:href="http://115.28.41.123:8080/web"><text:span text:style-name="T68">http://115.28.52.3:8080/web</text:span></text:a></text:p>
      <text:p text:style-name="P21"/>
      <text:p text:style-name="P32">用户登录地址</text:p>
      <text:p text:style-name="P20"><text:a xlink:type="simple" xlink:href="http://115.28.41.123:8080/web/ulogin.html"><text:span text:style-name="T68">http://115.28.52.3:8080/web/ulogin.html</text:span></text:a></text:p>
      <text:p text:style-name="P21">已有账号</text:p>
      <text:p text:style-name="P21">13911111111</text:p>
      <text:p text:style-name="P21">13922222<text:span text:style-name="T76">2</text:span>22</text:p>
      <text:p text:style-name="P21">13912345678</text:p>
      <text:p text:style-name="P21"/>
      <text:p text:style-name="P32">员工登录地址</text:p>
      <text:p text:style-name="P20"><text:a xlink:type="simple" xlink:href="http://115.28.41.123:8080/web/login.html">http://115.28.52.3:8080/web/login.html</text:a> </text:p>
      <text:p text:style-name="P21">已有账号</text:p>
      <text:p text:style-name="P21">admin</text:p>
      <text:p text:style-name="P21">chief/chief1/chief2</text:p>
      <text:p text:style-name="P21">expert/expert1/expert2</text:p>
      <text:p text:style-name="P21">operator/operator1/operator2</text:p>
      <text:p text:style-name="P21"/>
      <text:p text:style-name="P31">所有账号的密码都是 passw0rd <text:s/>注意是数字0不是字母o.</text:p>
      <text:p text:style-name="P21"/>
      <text:p text:style-name="P33">测试卡号</text:p>
      <text:p text:style-name="P23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9">如果用完，请联系我从后台添加新卡</text:p>
      <text:p text:style-name="P30"><text:span text:style-name="T103">密码和卡号</text:span><text:span text:style-name="T104">一致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API名称</text:p>
          </table:table-cell>
          <table:table-cell table:style-name="Table3.B1" office:value-type="string">
            <text:p text:style-name="P36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6">地址</text:p>
          </table:table-cell>
          <table:table-cell table:style-name="Table3.B2" office:value-type="string">
            <text:p text:style-name="P241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6">请求方法</text:p>
          </table:table-cell>
          <table:table-cell table:style-name="Table3.B2" office:value-type="string">
            <text:p text:style-name="P66">POST </text:p>
          </table:table-cell>
        </table:table-row>
        <table:table-row>
          <table:table-cell table:style-name="Table3.A2" office:value-type="string">
            <text:p text:style-name="P66">请求Content-Type</text:p>
          </table:table-cell>
          <table:table-cell table:style-name="Table3.B2" office:value-type="string">
            <text:p text:style-name="P46">application/x-www-form-urlencoded</text:p>
          </table:table-cell>
        </table:table-row>
        <table:table-row>
          <table:table-cell table:style-name="Table3.A2" office:value-type="string">
            <text:p text:style-name="P66">请求参数</text:p>
          </table:table-cell>
          <table:table-cell table:style-name="Table3.B2" office:value-type="string">
            <text:p text:style-name="P36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6">均为必填项</text:p>
          </table:table-cell>
        </table:table-row>
        <table:table-row>
          <table:table-cell table:style-name="Table3.A2" office:value-type="string">
            <text:p text:style-name="P36"><text:span text:style-name="T40">添加成功</text:span><text:span text:style-name="T1">状态码</text:span></text:p>
          </table:table-cell>
          <table:table-cell table:style-name="Table3.B2" office:value-type="string">
            <text:p text:style-name="P36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7">添加失败状态码</text:p>
          </table:table-cell>
          <table:table-cell table:style-name="Table3.B2" office:value-type="string">
            <text:p text:style-name="P8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API名称</text:p>
          </table:table-cell>
          <table:table-cell table:style-name="Table1.B1" office:value-type="string">
            <text:p text:style-name="P47">用户登录接口</text:p>
          </table:table-cell>
        </table:table-row>
        <table:table-row>
          <table:table-cell table:style-name="Table1.A2" office:value-type="string">
            <text:p text:style-name="P67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7">请求方法</text:p>
          </table:table-cell>
          <table:table-cell table:style-name="Table1.B2" office:value-type="string">
            <text:p text:style-name="P67">POST </text:p>
          </table:table-cell>
        </table:table-row>
        <table:table-row>
          <table:table-cell table:style-name="Table1.A2" office:value-type="string">
            <text:p text:style-name="P67">请求Content-Type</text:p>
          </table:table-cell>
          <table:table-cell table:style-name="Table1.B2" office:value-type="string">
            <text:p text:style-name="P47">application/x-www-form-urlencoded</text:p>
          </table:table-cell>
        </table:table-row>
        <table:table-row>
          <table:table-cell table:style-name="Table1.A2" office:value-type="string">
            <text:p text:style-name="P67">请求参数</text:p>
          </table:table-cell>
          <table:table-cell table:style-name="Table1.B2" office:value-type="string">
            <text:p text:style-name="P67">username={手机号码}&amp;password={password}</text:p>
          </table:table-cell>
        </table:table-row>
        <table:table-row>
          <table:table-cell table:style-name="Table1.A2" office:value-type="string">
            <text:p text:style-name="P67">验证通过状态码</text:p>
          </table:table-cell>
          <table:table-cell table:style-name="Table1.B2" office:value-type="string">
            <text:p text:style-name="P67">200</text:p>
          </table:table-cell>
        </table:table-row>
        <table:table-row>
          <table:table-cell table:style-name="Table1.A2" office:value-type="string">
            <text:p text:style-name="P89">响应Content-Type</text:p>
          </table:table-cell>
          <table:table-cell table:style-name="Table1.B2" office:value-type="string">
            <text:p text:style-name="P89">application/json</text:p>
          </table:table-cell>
        </table:table-row>
        <table:table-row>
          <table:table-cell table:style-name="Table1.A2" office:value-type="string">
            <text:p text:style-name="P91">响应内容</text:p>
          </table:table-cell>
          <table:table-cell table:style-name="Table1.B2" office:value-type="string">
            <text:p text:style-name="P91">{</text:p>
            <text:p text:style-name="P189"><text:soft-page-break/>userId: {userId}</text:p>
            <text:p text:style-name="P39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91">}</text:p>
          </table:table-cell>
        </table:table-row>
        <table:table-row>
          <table:table-cell table:style-name="Table1.A2" office:value-type="string">
            <text:p text:style-name="P67">验证未通过状态码</text:p>
          </table:table-cell>
          <table:table-cell table:style-name="Table1.B2" office:value-type="string">
            <text:p text:style-name="P67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2">API名称</text:p>
          </table:table-cell>
          <table:table-cell table:style-name="Table17.B1" office:value-type="string">
            <text:p text:style-name="P93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82">地址</text:p>
          </table:table-cell>
          <table:table-cell table:style-name="Table17.B2" office:value-type="string">
            <text:p text:style-name="P254">/<text:span text:style-name="T2">api/use</text:span><text:span text:style-name="T29">r/password/retake?email={email} </text:span><text:span text:style-name="T30">或</text:span></text:p>
            <text:p text:style-name="P255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7">请求方法</text:p>
          </table:table-cell>
          <table:table-cell table:style-name="Table17.B2" office:value-type="string">
            <text:p text:style-name="P107">GET</text:p>
          </table:table-cell>
        </table:table-row>
        <table:table-row>
          <table:table-cell table:style-name="Table17.A2" office:value-type="string">
            <text:p text:style-name="P111">响应内容</text:p>
          </table:table-cell>
          <table:table-cell table:style-name="Table17.B2" office:value-type="string">
            <text:p text:style-name="P221">200 已发送</text:p>
            <text:p text:style-name="P221">400 没带email或者mobile</text:p>
            <text:p text:style-name="P221">404 无此账号</text:p>
            <text:p text:style-name="P114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API名称</text:p>
          </table:table-cell>
          <table:table-cell table:style-name="Table18.B1" office:value-type="string">
            <text:p text:style-name="P222">重置密码</text:p>
          </table:table-cell>
        </table:table-row>
        <table:table-row>
          <table:table-cell table:style-name="Table18.A2" office:value-type="string">
            <text:p text:style-name="P83">地址</text:p>
          </table:table-cell>
          <table:table-cell table:style-name="Table18.B2" office:value-type="string">
            <text:p text:style-name="P256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8">请求方法</text:p>
          </table:table-cell>
          <table:table-cell table:style-name="Table18.B2" office:value-type="string">
            <text:p text:style-name="P223">POST</text:p>
          </table:table-cell>
        </table:table-row>
        <table:table-row>
          <table:table-cell table:style-name="Table18.A2" office:value-type="string">
            <text:p text:style-name="P69">请求Content-Type</text:p>
          </table:table-cell>
          <table:table-cell table:style-name="Table18.B2" office:value-type="string">
            <text:p text:style-name="P49">application/x-www-form-urlencoded</text:p>
          </table:table-cell>
        </table:table-row>
        <table:table-row>
          <table:table-cell table:style-name="Table18.A2" office:value-type="string">
            <text:p text:style-name="P108">请求<text:span text:style-name="T117">参数</text:span></text:p>
          </table:table-cell>
          <table:table-cell table:style-name="Table18.B2" office:value-type="string">
            <text:p text:style-name="P224">{</text:p>
            <text:p text:style-name="P224">email: {email},</text:p>
            <text:p text:style-name="P224">code: {code}, // 验证码</text:p>
            <text:p text:style-name="P224">newPassword: {password}</text:p>
            <text:p text:style-name="P224">}</text:p>
            <text:p text:style-name="P226">或</text:p>
            <text:p text:style-name="P225">{</text:p>
            <text:p text:style-name="P109"><text:span text:style-name="T119">mobile</text:span><text:span text:style-name="T118">: {</text:span><text:span text:style-name="T120">mobile</text:span><text:span text:style-name="T118">},</text:span></text:p>
            <text:p text:style-name="P225">code: {code}, // 验证码</text:p>
            <text:p text:style-name="P225">newPassword: {password}</text:p>
            <text:p text:style-name="P225">}</text:p>
          </table:table-cell>
        </table:table-row>
        <table:table-row>
          <table:table-cell table:style-name="Table18.A2" office:value-type="string">
            <text:p text:style-name="P112">响应内容</text:p>
          </table:table-cell>
          <table:table-cell table:style-name="Table18.B2" office:value-type="string">
            <text:p text:style-name="P258"><text:span text:style-name="T115">200 </text:span><text:span text:style-name="T121">重置成功</text:span></text:p>
            <text:p text:style-name="P115"><text:span text:style-name="T115">400 </text:span><text:span text:style-name="T121">参数不全</text:span></text:p>
            <text:p text:style-name="P116"><text:span text:style-name="T124">404 </text:span><text:span text:style-name="T125">账号</text:span><text:span text:style-name="T124">不存在</text:span></text:p>
            <text:p text:style-name="P115"><text:span text:style-name="T115">500 服务器异常</text:span><text:span text:style-name="T122">，</text:span><text:span text:style-name="T123">有</text:span><text:span text:style-name="T122">如下原因</text:span></text:p>
            <text:p text:style-name="P227"/>
            <text:p text:style-name="P228">exception.user.retakePassword.expried 过24小时</text:p>
            <text:p text:style-name="P228">exception.user.retakePassword.code.max.try 输错达3次</text:p>
            <text:p text:style-name="P228">exception.user.retakePassword.code.not.equal 验证码错误</text:p>
            <text:p text:style-name="P229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API名称</text:p>
          </table:table-cell>
          <table:table-cell table:style-name="Table2.B1" office:value-type="string">
            <text:p text:style-name="P92">获取用户资料接口</text:p>
          </table:table-cell>
        </table:table-row>
        <text:soft-page-break/>
        <table:table-row>
          <table:table-cell table:style-name="Table2.A2" office:value-type="string">
            <text:p text:style-name="P68">地址</text:p>
          </table:table-cell>
          <table:table-cell table:style-name="Table2.B2" office:value-type="string">
            <text:p text:style-name="P240">/<text:span text:style-name="T2">api/user</text:span><text:span text:style-name="T3">?username={手机号码} 或者</text:span></text:p>
            <text:p text:style-name="P90">/api/user?mobile={手机号码} </text:p>
            <text:p text:style-name="P90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94">请求方法</text:p>
          </table:table-cell>
          <table:table-cell table:style-name="Table2.B2" office:value-type="string">
            <text:p text:style-name="P94">GET</text:p>
          </table:table-cell>
        </table:table-row>
        <table:table-row>
          <table:table-cell table:style-name="Table2.A2" office:value-type="string">
            <text:p text:style-name="P94">请求头</text:p>
          </table:table-cell>
          <table:table-cell table:style-name="Table2.B2" office:value-type="string">
            <text:p text:style-name="P94">Authorization: {token}</text:p>
          </table:table-cell>
        </table:table-row>
        <table:table-row>
          <table:table-cell table:style-name="Table2.A2" office:value-type="string">
            <text:p text:style-name="P89">响应Content-Type</text:p>
          </table:table-cell>
          <table:table-cell table:style-name="Table2.B2" office:value-type="string">
            <text:p text:style-name="P89">application/json</text:p>
          </table:table-cell>
        </table:table-row>
        <table:table-row>
          <table:table-cell table:style-name="Table2.A2" office:value-type="string">
            <text:p text:style-name="P110">响应内容</text:p>
          </table:table-cell>
          <table:table-cell table:style-name="Table2.B2" office:value-type="string">
            <text:p text:style-name="P113">"total": 1,</text:p>
            <text:p text:style-name="P113">"max": 15,</text:p>
            <text:p text:style-name="P113">"curPage": 1,</text:p>
            <text:p text:style-name="P113">"pageCount": 1,</text:p>
            <text:p text:style-name="P113">"pageable": true,</text:p>
            <text:p text:style-name="P113">"datas": [{</text:p>
            <text:p text:style-name="P113"><text:s text:c="4"/>"id": 1, <text:s/>// 用户标识</text:p>
            <text:p text:style-name="P113"><text:s text:c="4"/>"mobile": "13911111111",</text:p>
            <text:p text:style-name="P113"><text:s text:c="4"/>"name": "测试用户1",</text:p>
            <text:p text:style-name="P113"><text:s text:c="4"/>"username": "13911111111",</text:p>
            <text:p text:style-name="P113"><text:s text:c="4"/>"type": "SIMPLE", </text:p>
            <text:p text:style-name="P37"><text:span text:style-name="T41"><text:s text:c="4"/>"birthday": "1983-06-04", // 生日 </text:span><text:span text:style-name="T43">需APK支持更改</text:span></text:p>
            <text:p text:style-name="P38"><text:span text:style-name="T41"><text:s text:c="4"/>"address": "地址1", // 住址</text:span><text:span text:style-name="T43">需APK支持更改</text:span></text:p>
            <text:p text:style-name="P38"><text:span text:style-name="T41"><text:s text:c="4"/>"stature": 1.72, // 身高</text:span><text:span text:style-name="T43">需APK支持更改</text:span></text:p>
            <text:p text:style-name="P38"><text:span text:style-name="T41"><text:s text:c="4"/>"weight": 72.0, // 体重 </text:span><text:span text:style-name="T43">需APK支持更改</text:span></text:p>
            <text:p text:style-name="P38"><text:span text:style-name="T41"><text:s text:c="4"/>"idCard": "430203198502011218", // 身份证 </text:span><text:span text:style-name="T43">需APK支持更改</text:span></text:p>
            <text:p text:style-name="P38"><text:span text:style-name="T41"><text:s text:c="4"/>"gender": 1, // 性别 0 女 1男</text:span><text:span text:style-name="T43">需APK支持更改</text:span></text:p>
            <text:p text:style-name="P38"><text:span text:style-name="T41"><text:s text:c="4"/>"city": "", // 所在城市</text:span><text:span text:style-name="T43">需APK支持更改</text:span></text:p>
            <text:p text:style-name="P38"><text:span text:style-name="T41"><text:s text:c="4"/>"emContact1": "", // 紧急联系人1 </text:span><text:span text:style-name="T43">需APK支持更改</text:span></text:p>
            <text:p text:style-name="P38"><text:span text:style-name="T41"><text:s text:c="4"/>"emContact1Tel": "", // 紧急联系人1 电话 </text:span><text:span text:style-name="T43">需APK支持更改</text:span></text:p>
            <text:p text:style-name="P38"><text:span text:style-name="T41"><text:s text:c="4"/>"emContact2": "", // 紧急联系人2 </text:span><text:span text:style-name="T43">需APK支持更改</text:span></text:p>
            <text:p text:style-name="P38"><text:span text:style-name="T41"><text:s text:c="4"/>"emContact2Tel": "", // 紧急联系人2 电话 </text:span><text:span text:style-name="T43">需APK支持更改</text:span></text:p>
            <text:p text:style-name="P38"><text:span text:style-name="T41"><text:s text:c="4"/>"badHabits": "", // 不良嗜好 </text:span><text:span text:style-name="T43">需APK支持更改</text:span></text:p>
            <text:p text:style-name="P38"><text:span text:style-name="T41"><text:s text:c="4"/>"anamnesis": "", // 病史 </text:span><text:span text:style-name="T43">需APK支持更改</text:span></text:p>
            <text:p text:style-name="P37"><text:span text:style-name="T41"><text:s text:c="4"/>"createdDate": "2012-06-04 01:00:00", // 注册</text:span><text:span text:style-name="T44">时间</text:span></text:p>
            <text:p text:style-name="P113"><text:s text:c="4"/>"lastUpdated": "2012-06-04 01:00:00",</text:p>
            <text:p text:style-name="P113"><text:s text:c="4"/>"remark": "", </text:p>
            <text:p text:style-name="P113"><text:s text:c="4"/>"isFree": true,</text:p>
            <text:p text:style-name="P113"><text:s text:c="4"/>"version": 1,</text:p>
            <text:p text:style-name="P113"><text:s text:c="4"/>"mobilePrefix": "1111"</text:p>
            <text:p text:style-name="P113">}],</text:p>
            <text:p text:style-name="P113">"offset": 0</text:p>
            <text:p text:style-name="P113">}</text:p>
          </table:table-cell>
        </table:table-row>
      </table:table>
      <text:p text:style-name="P1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API名称</text:p>
          </table:table-cell>
          <table:table-cell table:style-name="Table4.B1" office:value-type="string">
            <text:p text:style-name="P37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9">地址</text:p>
          </table:table-cell>
          <table:table-cell table:style-name="Table4.B2" office:value-type="string">
            <text:p text:style-name="P242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9">请求方法</text:p>
          </table:table-cell>
          <table:table-cell table:style-name="Table4.B2" office:value-type="string">
            <text:p text:style-name="P37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9">请求Content-Type</text:p>
          </table:table-cell>
          <table:table-cell table:style-name="Table4.B2" office:value-type="string">
            <text:p text:style-name="P49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7">请求头</text:p>
          </table:table-cell>
          <table:table-cell table:style-name="Table4.B2" office:value-type="string">
            <text:p text:style-name="P94">Authorization: {token}</text:p>
          </table:table-cell>
        </table:table-row>
        <table:table-row>
          <table:table-cell table:style-name="Table4.A2" office:value-type="string">
            <text:p text:style-name="P69">请求参数</text:p>
          </table:table-cell>
          <table:table-cell table:style-name="Table4.B2" office:value-type="string">
            <text:p text:style-name="P37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7"><text:span text:style-name="T45">修改</text:span><text:span text:style-name="T1">通过状态码</text:span></text:p>
          </table:table-cell>
          <table:table-cell table:style-name="Table4.B2" office:value-type="string">
            <text:p text:style-name="P69">200</text:p>
          </table:table-cell>
        </table:table-row>
        <table:table-row>
          <table:table-cell table:style-name="Table4.A2" office:value-type="string">
            <text:p text:style-name="P37"><text:span text:style-name="T60">修改失败</text:span><text:span text:style-name="T1">状态码</text:span></text:p>
          </table:table-cell>
          <table:table-cell table:style-name="Table4.B2" office:value-type="string">
            <text:p text:style-name="P37"><text:span text:style-name="T1">40</text:span><text:span text:style-name="T45">3 没有token</text:span></text:p>
            <text:p text:style-name="P129">500 服务器错</text:p>
          </table:table-cell>
        </table:table-row>
      </table:table>
      <text:p text:style-name="P2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API名称</text:p>
          </table:table-cell>
          <table:table-cell table:style-name="Table5.B1" office:value-type="string">
            <text:p text:style-name="P40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70">地址</text:p>
          </table:table-cell>
          <table:table-cell table:style-name="Table5.B2" office:value-type="string">
            <text:p text:style-name="P243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70">请求方法</text:p>
          </table:table-cell>
          <table:table-cell table:style-name="Table5.B2" office:value-type="string">
            <text:p text:style-name="P40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70">请求Content-Type</text:p>
          </table:table-cell>
          <table:table-cell table:style-name="Table5.B2" office:value-type="string">
            <text:p text:style-name="P50">application/x-www-form-urlencoded</text:p>
          </table:table-cell>
        </table:table-row>
        <table:table-row>
          <table:table-cell table:style-name="Table5.A2" office:value-type="string">
            <text:p text:style-name="P118">请求头</text:p>
          </table:table-cell>
          <table:table-cell table:style-name="Table5.B2" office:value-type="string">
            <text:p text:style-name="P95">Authorization: {token}</text:p>
          </table:table-cell>
        </table:table-row>
        <table:table-row>
          <table:table-cell table:style-name="Table5.A2" office:value-type="string">
            <text:p text:style-name="P70">请求参数</text:p>
          </table:table-cell>
          <table:table-cell table:style-name="Table5.B2" office:value-type="string">
            <text:p text:style-name="P133">oldPassword={oldPassword} &amp; newPassword = {newPassword}</text:p>
          </table:table-cell>
        </table:table-row>
        <table:table-row>
          <table:table-cell table:style-name="Table5.A2" office:value-type="string">
            <text:p text:style-name="P40"><text:span text:style-name="T45">修改</text:span><text:span text:style-name="T1">通过状态码</text:span></text:p>
          </table:table-cell>
          <table:table-cell table:style-name="Table5.B2" office:value-type="string">
            <text:p text:style-name="P70">200</text:p>
          </table:table-cell>
        </table:table-row>
        <table:table-row>
          <table:table-cell table:style-name="Table5.A2" office:value-type="string">
            <text:p text:style-name="P230">修改通过返回内容</text:p>
          </table:table-cell>
          <table:table-cell table:style-name="Table5.B2" office:value-type="string">
            <text:p text:style-name="P132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19"><text:span text:style-name="T59">修改失败</text:span><text:span text:style-name="T1">状态码</text:span></text:p>
          </table:table-cell>
          <table:table-cell table:style-name="Table5.B2" office:value-type="string">
            <text:p text:style-name="P218"><text:span text:style-name="T1">40</text:span><text:span text:style-name="T45">3 没有token</text:span></text:p>
            <text:p text:style-name="P131">500 <text:span text:style-name="T84">一般都是老密码</text:span><text:span text:style-name="T85">输错</text:span></text:p>
          </table:table-cell>
        </table:table-row>
      </table:table>
      <text:p text:style-name="P2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API名称</text:p>
          </table:table-cell>
          <table:table-cell table:style-name="Table9.B1" office:value-type="string">
            <text:p text:style-name="P185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4">地址</text:p>
          </table:table-cell>
          <table:table-cell table:style-name="Table9.B2" office:value-type="string">
            <text:p text:style-name="P247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4">请求方法</text:p>
          </table:table-cell>
          <table:table-cell table:style-name="Table9.B2" office:value-type="string">
            <text:p text:style-name="P186">POST</text:p>
          </table:table-cell>
        </table:table-row>
        <table:table-row>
          <table:table-cell table:style-name="Table9.A2" office:value-type="string">
            <text:p text:style-name="P74">请求Content-Type</text:p>
          </table:table-cell>
          <table:table-cell table:style-name="Table9.B2" office:value-type="string">
            <text:p text:style-name="P186">application/x-www-form-urlencoded</text:p>
            <text:p text:style-name="P186">enctype=“multipart/form-data”</text:p>
          </table:table-cell>
        </table:table-row>
        <table:table-row>
          <table:table-cell table:style-name="Table9.A2" office:value-type="string">
            <text:p text:style-name="P122">请求头</text:p>
          </table:table-cell>
          <table:table-cell table:style-name="Table9.B2" office:value-type="string">
            <text:p text:style-name="P99">Authorization: {token}</text:p>
          </table:table-cell>
        </table:table-row>
        <table:table-row>
          <table:table-cell table:style-name="Table9.A2" office:value-type="string">
            <text:p text:style-name="P74">请求参数</text:p>
          </table:table-cell>
          <table:table-cell table:style-name="Table9.B2" office:value-type="string">
            <text:p text:style-name="P186"><text:span text:style-name="T78">f</text:span>ile=*****</text:p>
            <text:p text:style-name="P187"><text:span text:style-name="T78">apkId // </text:span><text:span text:style-name="T79">必填</text:span></text:p>
            <text:p text:style-name="P190">md5 // <text:span text:style-name="T86">必填 可以是假值</text:span></text:p>
            <text:p text:style-name="P191">bodyTemp 体温 非必填</text:p>
            <text:p text:style-name="P191">bloodSugar 血糖 非必填</text:p>
            <text:p text:style-name="P191">medicine 服用药物 非必填</text:p>
          </table:table-cell>
        </table:table-row>
        <table:table-row>
          <table:table-cell table:style-name="Table9.A2" office:value-type="string">
            <text:p text:style-name="P185"><text:span text:style-name="T75">上传成功</text:span><text:span text:style-name="T1">状态码</text:span></text:p>
          </table:table-cell>
          <table:table-cell table:style-name="Table9.B2" office:value-type="string">
            <text:p text:style-name="P74">200</text:p>
          </table:table-cell>
        </table:table-row>
        <table:table-row>
          <table:table-cell table:style-name="Table9.A2" office:value-type="string">
            <text:p text:style-name="P185"><text:span text:style-name="T75">上传失败</text:span><text:span text:style-name="T1">状态码</text:span></text:p>
          </table:table-cell>
          <table:table-cell table:style-name="Table9.B2" office:value-type="string">
            <text:p text:style-name="P185"><text:span text:style-name="T1">40</text:span><text:span text:style-name="T45">3 没有token</text:span></text:p>
            <text:p text:style-name="P130">500 服务器错</text:p>
          </table:table-cell>
        </table:table-row>
      </table:table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1">API名称</text:p>
          </table:table-cell>
          <table:table-cell table:style-name="Table6.B1" office:value-type="string">
            <text:p text:style-name="P134">查看个人体检请求</text:p>
          </table:table-cell>
        </table:table-row>
        <table:table-row>
          <table:table-cell table:style-name="Table6.A2" office:value-type="string">
            <text:p text:style-name="P71">地址</text:p>
          </table:table-cell>
          <table:table-cell table:style-name="Table6.B2" office:value-type="string">
            <text:p text:style-name="P244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71">请求方法</text:p>
          </table:table-cell>
          <table:table-cell table:style-name="Table6.B2" office:value-type="string">
            <text:p text:style-name="P137">GET</text:p>
          </table:table-cell>
        </table:table-row>
        <text:soft-page-break/>
        <table:table-row>
          <table:table-cell table:style-name="Table6.A2" office:value-type="string">
            <text:p text:style-name="P119">请求头</text:p>
          </table:table-cell>
          <table:table-cell table:style-name="Table6.B2" office:value-type="string">
            <text:p text:style-name="P96">Authorization: {token}</text:p>
          </table:table-cell>
        </table:table-row>
        <table:table-row>
          <table:table-cell table:style-name="Table6.A2" office:value-type="string">
            <text:p text:style-name="P194">请求参数</text:p>
          </table:table-cell>
          <table:table-cell table:style-name="Table6.B2" office:value-type="string">
            <text:p text:style-name="P236">查询apkId范围</text:p>
            <text:p text:style-name="P143"><text:span text:style-name="T91">apkId</text:span><text:span text:style-name="T90">:in=1,2,3,4 <text:s/></text:span></text:p>
            <text:p text:style-name="P143"><text:span text:style-name="T92">apkId</text:span><text:span text:style-name="T90">:notIn=1,2,3,4</text:span></text:p>
            <text:p text:style-name="P194"/>
            <text:p text:style-name="P236">查询上传时间范围 </text:p>
            <text:p text:style-name="P236">createdDate:gth={yyyy-MM-dd} // 从yyyy-MM-dd日期的0时0分开始</text:p>
            <text:p text:style-name="P147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37"/>
            <text:p text:style-name="P238">例子:</text:p>
            <text:p text:style-name="P149"><text:span text:style-name="T130">*****</text:span><text:span text:style-name="T131">/task?createdDate:gth=2013-07-10</text:span></text:p>
            <text:p text:style-name="P239">或</text:p>
            <text:p text:style-name="P148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8">响应Content-Type</text:p>
          </table:table-cell>
          <table:table-cell table:style-name="Table6.B2" office:value-type="string">
            <text:p text:style-name="P138">application/json</text:p>
          </table:table-cell>
        </table:table-row>
        <table:table-row>
          <table:table-cell table:style-name="Table6.A2" office:value-type="string">
            <text:p text:style-name="P151">响应内容</text:p>
          </table:table-cell>
          <table:table-cell table:style-name="Table6.B2" office:value-type="string">
            <text:p text:style-name="P154">{</text:p>
            <text:p text:style-name="P154"><text:s text:c="4"/>"total": 2,</text:p>
            <text:p text:style-name="P154"><text:s text:c="4"/>"max": 15,</text:p>
            <text:p text:style-name="P154"><text:s text:c="4"/>"curPage": 1,</text:p>
            <text:p text:style-name="P154"><text:s text:c="4"/>"pageCount": 1,</text:p>
            <text:p text:style-name="P154"><text:s text:c="4"/>"pageable": true,</text:p>
            <text:p text:style-name="P154"><text:s text:c="4"/>"datas": [{</text:p>
            <text:p text:style-name="P154"><text:s text:c="8"/>"id": 2,</text:p>
            <text:p text:style-name="P154"><text:s text:c="8"/>"status": "pending", // 请求状态</text:p>
            <text:p text:style-name="P154"><text:s text:c="8"/>"userId": 1,</text:p>
            <text:p text:style-name="P154"><text:s text:c="8"/>"userName": "测试用户1",</text:p>
            <text:p text:style-name="P154"><text:s text:c="8"/>"expertId": null, // 处理专家的ID</text:p>
            <text:p text:style-name="P154"><text:s text:c="8"/>"operatorId": 8, // 接线员的ID</text:p>
            <text:p text:style-name="P154"><text:s text:c="8"/>"auto": false, // 是否自动回复</text:p>
            <text:p text:style-name="P154"><text:s text:c="8"/>"createdDate": "2013-07-02 1:00:00", // 请求时间</text:p>
            <text:p text:style-name="P154"><text:s text:c="8"/>"completedDate": null, // 回复时间</text:p>
            <text:p text:style-name="P154"><text:s text:c="8"/>"version": 1,</text:p>
            <text:p text:style-name="P45"><text:span text:style-name="T61"><text:s text:c="8"/>"examinationId": 2, </text:span><text:span text:style-name="T49">// </text:span><text:span text:style-name="T50">医疗数据ID，后面的API用到</text:span></text:p>
            <text:p text:style-name="P41"><text:span text:style-name="T61"><text:s text:c="8"/>"level": "outside", </text:span><text:span text:style-name="T62">// 级别说明</text:span></text:p>
            <text:p text:style-name="P154"><text:s text:c="8"/>"complete": false</text:p>
            <text:p text:style-name="P154"><text:s text:c="4"/>}, {</text:p>
            <text:p text:style-name="P154"><text:s text:c="8"/>"id": 1,</text:p>
            <text:p text:style-name="P154"><text:s text:c="8"/>"status": "pending",</text:p>
            <text:p text:style-name="P154"><text:s text:c="8"/>"userId": 1,</text:p>
            <text:p text:style-name="P154"><text:s text:c="8"/>"userName": "测试用户1",</text:p>
            <text:p text:style-name="P154"><text:s text:c="8"/>"expertId": null,</text:p>
            <text:p text:style-name="P154"><text:s text:c="8"/>"operatorId": 8,</text:p>
            <text:p text:style-name="P154"><text:s text:c="8"/>"auto": false,</text:p>
            <text:p text:style-name="P154"><text:s text:c="8"/>"createdDate": "2013-07-01 01:00:00",</text:p>
            <text:p text:style-name="P154"><text:s text:c="8"/>"completedDate": null,</text:p>
            <text:p text:style-name="P154"><text:s text:c="8"/>"version": 1,</text:p>
            <text:p text:style-name="P154"><text:s text:c="8"/>"examinationId": 1, </text:p>
            <text:p text:style-name="P154"><text:s text:c="8"/>"level": "success",</text:p>
            <text:p text:style-name="P154"><text:soft-page-break/><text:s text:c="8"/>"complete": false</text:p>
            <text:p text:style-name="P154"><text:s text:c="4"/>}],</text:p>
            <text:p text:style-name="P154"><text:s text:c="4"/>"offset": 0</text:p>
            <text:p text:style-name="P154">}</text:p>
          </table:table-cell>
        </table:table-row>
        <table:table-row>
          <table:table-cell table:style-name="Table6.A2" office:value-type="string">
            <text:p text:style-name="P155">枚举类说明</text:p>
          </table:table-cell>
          <table:table-cell table:style-name="Table6.B2" office:value-type="string">
            <text:p text:style-name="P155">status有三种状态</text:p>
            <text:p text:style-name="P155">pending 等待接线员回复</text:p>
            <text:p text:style-name="P155">proceeding 等待专家回复</text:p>
            <text:p text:style-name="P155">completed 已回复</text:p>
            <text:p text:style-name="P155"/>
            <text:p text:style-name="P156">level 有4种状态</text:p>
            <text:p text:style-name="P156">success 健康</text:p>
            <text:p text:style-name="P156">warning 需要检查</text:p>
            <text:p text:style-name="P156">danger 危险</text:p>
            <text:p text:style-name="P156">outside 数据异常</text:p>
          </table:table-cell>
        </table:table-row>
      </table:table>
      <text:p text:style-name="P4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API名称</text:p>
          </table:table-cell>
          <table:table-cell table:style-name="Table11.B1" office:value-type="string">
            <text:p text:style-name="P135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6">地址</text:p>
          </table:table-cell>
          <table:table-cell table:style-name="Table11.B2" office:value-type="string">
            <text:p text:style-name="P249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6">请求方法</text:p>
          </table:table-cell>
          <table:table-cell table:style-name="Table11.B2" office:value-type="string">
            <text:p text:style-name="P195">DELETE</text:p>
          </table:table-cell>
        </table:table-row>
        <table:table-row>
          <table:table-cell table:style-name="Table11.A2" office:value-type="string">
            <text:p text:style-name="P124">请求头</text:p>
          </table:table-cell>
          <table:table-cell table:style-name="Table11.B2" office:value-type="string">
            <text:p text:style-name="P101">Authorization: {token}</text:p>
          </table:table-cell>
        </table:table-row>
        <table:table-row>
          <table:table-cell table:style-name="Table11.A2" office:value-type="string">
            <text:p text:style-name="P152">响应内容</text:p>
          </table:table-cell>
          <table:table-cell table:style-name="Table11.B2" office:value-type="string">
            <text:p text:style-name="P197">200 删除成功</text:p>
            <text:p text:style-name="P199">500 服务器错误</text:p>
          </table:table-cell>
        </table:table-row>
      </table:table>
      <text:p text:style-name="P8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PI名称</text:p>
          </table:table-cell>
          <table:table-cell table:style-name="Table12.B1" office:value-type="string">
            <text:p text:style-name="P136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7">地址</text:p>
          </table:table-cell>
          <table:table-cell table:style-name="Table12.B2" office:value-type="string">
            <text:p text:style-name="P250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7">请求方法</text:p>
          </table:table-cell>
          <table:table-cell table:style-name="Table12.B2" office:value-type="string">
            <text:p text:style-name="P196">DELETE</text:p>
          </table:table-cell>
        </table:table-row>
        <table:table-row>
          <table:table-cell table:style-name="Table12.A2" office:value-type="string">
            <text:p text:style-name="P125">请求头</text:p>
          </table:table-cell>
          <table:table-cell table:style-name="Table12.B2" office:value-type="string">
            <text:p text:style-name="P102">Authorization: {token}</text:p>
          </table:table-cell>
        </table:table-row>
        <table:table-row>
          <table:table-cell table:style-name="Table12.A2" office:value-type="string">
            <text:p text:style-name="P153">响应内容</text:p>
          </table:table-cell>
          <table:table-cell table:style-name="Table12.B2" office:value-type="string">
            <text:p text:style-name="P198">200 删除成功</text:p>
            <text:p text:style-name="P200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API名称</text:p>
          </table:table-cell>
          <table:table-cell table:style-name="Table10.B1" office:value-type="string">
            <text:p text:style-name="P158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5">地址</text:p>
          </table:table-cell>
          <table:table-cell table:style-name="Table10.B2" office:value-type="string">
            <text:p text:style-name="P248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5">请求方法</text:p>
          </table:table-cell>
          <table:table-cell table:style-name="Table10.B2" office:value-type="string">
            <text:p text:style-name="P161">GET</text:p>
          </table:table-cell>
        </table:table-row>
        <table:table-row>
          <table:table-cell table:style-name="Table10.A2" office:value-type="string">
            <text:p text:style-name="P123">请求头</text:p>
          </table:table-cell>
          <table:table-cell table:style-name="Table10.B2" office:value-type="string">
            <text:p text:style-name="P100">Authorization: {token}</text:p>
          </table:table-cell>
        </table:table-row>
        <table:table-row>
          <table:table-cell table:style-name="Table10.A2" office:value-type="string">
            <text:p text:style-name="P192">请求参数</text:p>
          </table:table-cell>
          <table:table-cell table:style-name="Table10.B2" office:value-type="string">
            <text:p text:style-name="P193">创建时间在某个日期之后</text:p>
            <text:p text:style-name="P142"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41"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40">响应Content-Type</text:p>
          </table:table-cell>
          <table:table-cell table:style-name="Table10.B2" office:value-type="string">
            <text:p text:style-name="P140">application/json</text:p>
          </table:table-cell>
        </table:table-row>
        <table:table-row>
          <table:table-cell table:style-name="Table10.A2" office:value-type="string">
            <text:p text:style-name="P169">响应内容</text:p>
          </table:table-cell>
          <table:table-cell table:style-name="Table10.B2" office:value-type="string">
            <text:p text:style-name="P175">{</text:p>
            <text:p text:style-name="P175"><text:soft-page-break/><text:s text:c="4"/>"id": 2,</text:p>
            <text:p text:style-name="P175"><text:s text:c="4"/>"userId": 1,</text:p>
            <text:p text:style-name="P175"><text:s text:c="4"/>"userName": "测试用户1",</text:p>
            <text:p text:style-name="P175"><text:s text:c="4"/>"testItem": "PHONE",</text:p>
            <text:p text:style-name="P175"><text:s text:c="4"/>"userType": "VIP",</text:p>
            <text:p text:style-name="P175"><text:s text:c="4"/>"level": "outside",</text:p>
            <text:p text:style-name="P188"><text:span text:style-name="T64"><text:s text:c="4"/>"bloodPressureLow": 80, </text:span><text:span text:style-name="T65">// 舒张压</text:span></text:p>
            <text:p text:style-name="P188"><text:span text:style-name="T64"><text:s text:c="4"/>"bloodPressureHigh": 120, </text:span><text:span text:style-name="T65">// 收缩压</text:span></text:p>
            <text:p text:style-name="P188"><text:span text:style-name="T64"><text:s text:c="4"/>"heartRhythm": -100, </text:span><text:span text:style-name="T65">// 心率</text:span></text:p>
            <text:p text:style-name="P188"><text:span text:style-name="T64"><text:s text:c="4"/>"bloodOxygen": null, </text:span><text:span text:style-name="T65">// 血氧浓度</text:span></text:p>
            <text:p text:style-name="P188"><text:span text:style-name="T64"><text:s text:c="4"/>"breath": 80, // </text:span><text:span text:style-name="T65">呼吸</text:span></text:p>
            <text:p text:style-name="P188"><text:span text:style-name="T64"><text:s text:c="4"/>"bodyTemp": 37.5, // </text:span><text:span text:style-name="T65">体温</text:span></text:p>
            <text:p text:style-name="P188"><text:span text:style-name="T64"><text:s text:c="4"/>"pulserate": 60, </text:span><text:span text:style-name="T65">// 脉率</text:span></text:p>
            <text:p text:style-name="P175"><text:s text:c="4"/>"hasDataError": null,</text:p>
            <text:p text:style-name="P175"><text:s text:c="4"/>"heartData": "",</text:p>
            <text:p text:style-name="P175"><text:s text:c="4"/>"temp": 37.6,</text:p>
            <text:p text:style-name="P175"><text:s text:c="4"/>"chargeType": "YEAR",</text:p>
            <text:p text:style-name="P175"><text:s text:c="4"/>"createdDate": "2013-07-04 01:00:00",</text:p>
            <text:p text:style-name="P175"><text:s text:c="4"/>"version": 1</text:p>
            <text:p text:style-name="P175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API名称</text:p>
          </table:table-cell>
          <table:table-cell table:style-name="Table7.B1" office:value-type="string">
            <text:p text:style-name="P157">查看体检医疗数据</text:p>
          </table:table-cell>
        </table:table-row>
        <table:table-row>
          <table:table-cell table:style-name="Table7.A2" office:value-type="string">
            <text:p text:style-name="P72">地址</text:p>
          </table:table-cell>
          <table:table-cell table:style-name="Table7.B2" office:value-type="string">
            <text:p text:style-name="P245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72">请求方法</text:p>
          </table:table-cell>
          <table:table-cell table:style-name="Table7.B2" office:value-type="string">
            <text:p text:style-name="P159">GET</text:p>
          </table:table-cell>
        </table:table-row>
        <table:table-row>
          <table:table-cell table:style-name="Table7.A2" office:value-type="string">
            <text:p text:style-name="P120">请求头</text:p>
          </table:table-cell>
          <table:table-cell table:style-name="Table7.B2" office:value-type="string">
            <text:p text:style-name="P97">Authorization: {token}</text:p>
          </table:table-cell>
        </table:table-row>
        <table:table-row>
          <table:table-cell table:style-name="Table7.A2" office:value-type="string">
            <text:p text:style-name="P138">响应Content-Type</text:p>
          </table:table-cell>
          <table:table-cell table:style-name="Table7.B2" office:value-type="string">
            <text:p text:style-name="P138">application/json</text:p>
          </table:table-cell>
        </table:table-row>
        <table:table-row>
          <table:table-cell table:style-name="Table7.A2" office:value-type="string">
            <text:p text:style-name="P167">响应内容</text:p>
          </table:table-cell>
          <table:table-cell table:style-name="Table7.B2" office:value-type="string">
            <text:p text:style-name="P174">{</text:p>
            <text:p text:style-name="P174"><text:s text:c="4"/>"id": 2,</text:p>
            <text:p text:style-name="P174"><text:s text:c="4"/>"userId": 1,</text:p>
            <text:p text:style-name="P174"><text:s text:c="4"/>"userName": "测试用户1",</text:p>
            <text:p text:style-name="P174"><text:s text:c="4"/>"testItem": "PHONE",</text:p>
            <text:p text:style-name="P174"><text:s text:c="4"/>"userType": "VIP",</text:p>
            <text:p text:style-name="P174"><text:s text:c="4"/>"level": "outside",</text:p>
            <text:p text:style-name="P42"><text:span text:style-name="T64"><text:s text:c="4"/>"bloodPressureLow": 80, </text:span><text:span text:style-name="T65">// 舒张压</text:span></text:p>
            <text:p text:style-name="P42"><text:span text:style-name="T64"><text:s text:c="4"/>"bloodPressureHigh": 120, </text:span><text:span text:style-name="T65">// 收缩压</text:span></text:p>
            <text:p text:style-name="P42"><text:span text:style-name="T64"><text:s text:c="4"/>"heartRhythm": -100, </text:span><text:span text:style-name="T65">// 心率</text:span></text:p>
            <text:p text:style-name="P42"><text:span text:style-name="T64"><text:s text:c="4"/>"bloodOxygen": null, </text:span><text:span text:style-name="T65">// 血氧浓度</text:span></text:p>
            <text:p text:style-name="P42"><text:span text:style-name="T64"><text:s text:c="4"/>"breath": 80, // </text:span><text:span text:style-name="T65">呼吸</text:span></text:p>
            <text:p text:style-name="P42"><text:span text:style-name="T64"><text:s text:c="4"/>"bodyTemp": 37.5, // </text:span><text:span text:style-name="T65">体温</text:span></text:p>
            <text:p text:style-name="P42"><text:span text:style-name="T64"><text:s text:c="4"/>"pulserate": 60, </text:span><text:span text:style-name="T65">// 脉率</text:span></text:p>
            <text:p text:style-name="P174"><text:s text:c="4"/>"hasDataError": null,</text:p>
            <text:p text:style-name="P174"><text:s text:c="4"/>"heartData": "",</text:p>
            <text:p text:style-name="P174"><text:s text:c="4"/>"temp": 37.6,</text:p>
            <text:p text:style-name="P174"><text:s text:c="4"/>"chargeType": "YEAR",</text:p>
            <text:p text:style-name="P174"><text:s text:c="4"/>"createdDate": "2013-07-04 01:00:00",</text:p>
            <text:p text:style-name="P174"><text:soft-page-break/><text:s text:c="4"/>"version": 1</text:p>
            <text:p text:style-name="P174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PI名称</text:p>
          </table:table-cell>
          <table:table-cell table:style-name="Table8.B1" office:value-type="string">
            <text:p text:style-name="P43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73">地址</text:p>
          </table:table-cell>
          <table:table-cell table:style-name="Table8.B2" office:value-type="string">
            <text:p text:style-name="P246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73">请求方法</text:p>
          </table:table-cell>
          <table:table-cell table:style-name="Table8.B2" office:value-type="string">
            <text:p text:style-name="P160">GET</text:p>
          </table:table-cell>
        </table:table-row>
        <table:table-row>
          <table:table-cell table:style-name="Table8.A2" office:value-type="string">
            <text:p text:style-name="P121">请求头</text:p>
          </table:table-cell>
          <table:table-cell table:style-name="Table8.B2" office:value-type="string">
            <text:p text:style-name="P98">Authorization: {token}</text:p>
          </table:table-cell>
        </table:table-row>
        <table:table-row>
          <table:table-cell table:style-name="Table8.A2" office:value-type="string">
            <text:p text:style-name="P139">响应Content-Type</text:p>
          </table:table-cell>
          <table:table-cell table:style-name="Table8.B2" office:value-type="string">
            <text:p text:style-name="P139">application/json</text:p>
          </table:table-cell>
        </table:table-row>
        <table:table-row>
          <table:table-cell table:style-name="Table8.A2" office:value-type="string">
            <text:p text:style-name="P168">响应内容</text:p>
          </table:table-cell>
          <table:table-cell table:style-name="Table8.B2" office:value-type="string">
            <text:p text:style-name="P183">[{</text:p>
            <text:p text:style-name="P183"><text:s text:c="4"/>"id": 1,</text:p>
            <text:p text:style-name="P183"><text:s text:c="4"/>"type": null,</text:p>
            <text:p text:style-name="P44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4"><text:span text:style-name="T67"><text:s text:c="4"/>"result": "呼吸正常", <text:s/></text:span><text:span text:style-name="T56">// </text:span><text:span text:style-name="T57">检测结果</text:span></text:p>
            <text:p text:style-name="P44"><text:span text:style-name="T67"><text:s text:c="4"/>"content": "呼吸正常的个性建议", </text:span><text:span text:style-name="T57">// 检测建议</text:span></text:p>
            <text:p text:style-name="P183"><text:s text:c="4"/>"level": "success",</text:p>
            <text:p text:style-name="P183"><text:s text:c="4"/>"employeeId": 1,</text:p>
            <text:p text:style-name="P183"><text:s text:c="4"/>"examinationId": 2,</text:p>
            <text:p text:style-name="P44"><text:span text:style-name="T67"><text:s text:c="4"/>"createdDate": "2013-07-22 11:46:05", // </text:span><text:span text:style-name="T74">回复时间</text:span></text:p>
            <text:p text:style-name="P44"><text:span text:style-name="T67"><text:s text:c="4"/>"lastUpdated": "2013-07-22 11:46:05", </text:span><text:span text:style-name="T74">// 修改时间，有些回复专家会修改</text:span></text:p>
            <text:p text:style-name="P183"><text:s text:c="4"/>"version": null</text:p>
            <text:p text:style-name="P183">}, {</text:p>
            <text:p text:style-name="P183"><text:s text:c="4"/>"id": 2,</text:p>
            <text:p text:style-name="P183"><text:s text:c="4"/>"type": null,</text:p>
            <text:p text:style-name="P183"><text:s text:c="4"/>"reason": "根据系统规则判断：心率的测量值为，在区间[-9999,0)之间，属于【数据异常】。",</text:p>
            <text:p text:style-name="P183"><text:s text:c="4"/>"result": "心跳异常",</text:p>
            <text:p text:style-name="P183"><text:s text:c="4"/>"content": "心跳异常的建议",</text:p>
            <text:p text:style-name="P183"><text:s text:c="4"/>"level": "outside",</text:p>
            <text:p text:style-name="P183"><text:s text:c="4"/>"employeeId": 1,</text:p>
            <text:p text:style-name="P183"><text:s text:c="4"/>"examinationId": 2,</text:p>
            <text:p text:style-name="P183"><text:s text:c="4"/>"createdDate": "2013-07-22 11:46:05",</text:p>
            <text:p text:style-name="P183"><text:s text:c="4"/>"lastUpdated": "2013-07-22 11:46:05",</text:p>
            <text:p text:style-name="P183"><text:s text:c="4"/>"version": null</text:p>
            <text:p text:style-name="P183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1">API名称</text:p>
          </table:table-cell>
          <table:table-cell table:style-name="Table16.B1" office:value-type="string">
            <text:p text:style-name="P220"><text:span text:style-name="T63">查看</text:span><text:span text:style-name="T110">医疗数据日均统计</text:span></text:p>
          </table:table-cell>
        </table:table-row>
        <table:table-row>
          <table:table-cell table:style-name="Table16.A2" office:value-type="string">
            <text:p text:style-name="P81">地址</text:p>
          </table:table-cell>
          <table:table-cell table:style-name="Table16.B2" office:value-type="string">
            <text:p text:style-name="P253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81">请求方法</text:p>
          </table:table-cell>
          <table:table-cell table:style-name="Table16.B2" office:value-type="string">
            <text:p text:style-name="P164">GET</text:p>
          </table:table-cell>
        </table:table-row>
        <table:table-row>
          <table:table-cell table:style-name="Table16.A2" office:value-type="string">
            <text:p text:style-name="P231">请求头</text:p>
          </table:table-cell>
          <table:table-cell table:style-name="Table16.B2" office:value-type="string">
            <text:p text:style-name="P106">Authorization: {token}</text:p>
          </table:table-cell>
        </table:table-row>
        <text:soft-page-break/>
        <table:table-row>
          <table:table-cell table:style-name="Table16.A2" office:value-type="string">
            <text:p text:style-name="P231">请求参数</text:p>
          </table:table-cell>
          <table:table-cell table:style-name="Table16.B2" office:value-type="string">
            <text:p text:style-name="P234">userId为必填参数，无此参数返回400</text:p>
            <text:p text:style-name="P235"/>
            <text:p text:style-name="P232">如果不带<text:span text:style-name="T127">时间</text:span><text:span text:style-name="T128">段</text:span>参数，默认返回最近7天数据</text:p>
            <text:p text:style-name="P232">如果带<text:span text:style-name="T127">时间</text:span><text:span text:style-name="T128">段</text:span>参数，可以有2种组合：</text:p>
            <text:p text:style-name="P232">1 只有start,返回某一天到今天的日均统计数据</text:p>
            <text:p text:style-name="P232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6">响应Content-Type</text:p>
          </table:table-cell>
          <table:table-cell table:style-name="Table16.B2" office:value-type="string">
            <text:p text:style-name="P146">application/json</text:p>
          </table:table-cell>
        </table:table-row>
        <table:table-row>
          <table:table-cell table:style-name="Table16.A2" office:value-type="string">
            <text:p text:style-name="P172">响应内容</text:p>
          </table:table-cell>
          <table:table-cell table:style-name="Table16.B2" office:value-type="string">
            <text:p text:style-name="P233">[{</text:p>
            <text:p text:style-name="P184"><text:span text:style-name="T111"><text:s text:c="4"/>"bloodPressureHigh": 121.0, </text:span><text:span text:style-name="T113">// 平均值</text:span></text:p>
            <text:p text:style-name="P233"><text:s text:c="4"/>"bloodPressureLow": 81.0,</text:p>
            <text:p text:style-name="P233"><text:s text:c="4"/>"bodyTemp": 37.1,</text:p>
            <text:p text:style-name="P233"><text:s text:c="4"/>"bloodOxygen": null,</text:p>
            <text:p text:style-name="P233"><text:s text:c="4"/>"heartRhythm": 11.0,</text:p>
            <text:p text:style-name="P184"><text:span text:style-name="T111"><text:s text:c="4"/>"createdDate": "2013-07-30", </text:span><text:span text:style-name="T112">// 统计日期</text:span></text:p>
            <text:p text:style-name="P233"><text:s text:c="4"/>"pulserate": 61.0,</text:p>
            <text:p text:style-name="P233"><text:s text:c="4"/>"breath": 11.0</text:p>
            <text:p text:style-name="P233">}, {</text:p>
            <text:p text:style-name="P233"><text:s text:c="4"/>"bloodPressureHigh": 122.5,</text:p>
            <text:p text:style-name="P233"><text:s text:c="4"/>"bloodPressureLow": 82.5,</text:p>
            <text:p text:style-name="P233"><text:s text:c="4"/>"bodyTemp": 37.25,</text:p>
            <text:p text:style-name="P233"><text:s text:c="4"/>"bloodOxygen": null,</text:p>
            <text:p text:style-name="P233"><text:s text:c="4"/>"heartRhythm": 12.5,</text:p>
            <text:p text:style-name="P233"><text:s text:c="4"/>"createdDate": "2013-07-31",</text:p>
            <text:p text:style-name="P233"><text:s text:c="4"/>"pulserate": 62.5,</text:p>
            <text:p text:style-name="P233"><text:s text:c="4"/>"breath": 12.5</text:p>
            <text:p text:style-name="P233">}, {</text:p>
            <text:p text:style-name="P233"><text:s text:c="4"/>"bloodPressureHigh": 124.0,</text:p>
            <text:p text:style-name="P233"><text:s text:c="4"/>"bloodPressureLow": 84.0,</text:p>
            <text:p text:style-name="P233"><text:s text:c="4"/>"bodyTemp": 37.4,</text:p>
            <text:p text:style-name="P233"><text:s text:c="4"/>"bloodOxygen": null,</text:p>
            <text:p text:style-name="P233"><text:s text:c="4"/>"heartRhythm": 14.0,</text:p>
            <text:p text:style-name="P233"><text:s text:c="4"/>"createdDate": "2013-08-01",</text:p>
            <text:p text:style-name="P233"><text:s text:c="4"/>"pulserate": 64.0,</text:p>
            <text:p text:style-name="P233"><text:s text:c="4"/>"breath": 14.0</text:p>
            <text:p text:style-name="P233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API名称</text:p>
          </table:table-cell>
          <table:table-cell table:style-name="Table13.B1" office:value-type="string">
            <text:p text:style-name="P201">查询卡信息</text:p>
          </table:table-cell>
        </table:table-row>
        <table:table-row>
          <table:table-cell table:style-name="Table13.A2" office:value-type="string">
            <text:p text:style-name="P78">地址</text:p>
          </table:table-cell>
          <table:table-cell table:style-name="Table13.B2" office:value-type="string">
            <text:p text:style-name="P201">/api/card/{serial}</text:p>
          </table:table-cell>
        </table:table-row>
        <table:table-row>
          <table:table-cell table:style-name="Table13.A2" office:value-type="string">
            <text:p text:style-name="P78">请求方法</text:p>
          </table:table-cell>
          <table:table-cell table:style-name="Table13.B2" office:value-type="string">
            <text:p text:style-name="P162">GET</text:p>
          </table:table-cell>
        </table:table-row>
        <table:table-row>
          <table:table-cell table:style-name="Table13.A2" office:value-type="string">
            <text:p text:style-name="P126">请求头</text:p>
          </table:table-cell>
          <table:table-cell table:style-name="Table13.B2" office:value-type="string">
            <text:p text:style-name="P103">Authorization: {token}</text:p>
          </table:table-cell>
        </table:table-row>
        <table:table-row>
          <table:table-cell table:style-name="Table13.A2" office:value-type="string">
            <text:p text:style-name="P144">响应Content-Type</text:p>
          </table:table-cell>
          <table:table-cell table:style-name="Table13.B2" office:value-type="string">
            <text:p text:style-name="P144">application/json</text:p>
          </table:table-cell>
        </table:table-row>
        <table:table-row>
          <table:table-cell table:style-name="Table13.A2" office:value-type="string">
            <text:p text:style-name="P170">响应内容</text:p>
          </table:table-cell>
          <table:table-cell table:style-name="Table13.B2" office:value-type="string">
            <text:p text:style-name="P202">{</text:p>
            <text:p text:style-name="P202"><text:s text:c="4"/>"id": 4,</text:p>
            <text:p text:style-name="P176"><text:span text:style-name="T93"><text:s text:c="4"/>"serial": "1000", //</text:span><text:span text:style-name="T94">卡号</text:span></text:p>
            <text:p text:style-name="P176"><text:soft-page-break/><text:span text:style-name="T93"><text:s text:c="4"/>"days": 7, // </text:span><text:span text:style-name="T94">充值天数 年卡为365天</text:span></text:p>
            <text:p text:style-name="P176"><text:span text:style-name="T93"><text:s text:c="4"/>"createdDate": "2013-07-12 01:00:00", // </text:span><text:span text:style-name="T94">导入时间</text:span></text:p>
            <text:p text:style-name="P176"><text:span text:style-name="T93"><text:s text:c="4"/>"createdBatch": 1, // </text:span><text:span text:style-name="T94">导入批次</text:span></text:p>
            <text:p text:style-name="P176"><text:span text:style-name="T93"><text:s text:c="4"/>"expireDate": "2020-09-12 01:00:00", </text:span><text:span text:style-name="T94">// 失效日期</text:span></text:p>
            <text:p text:style-name="P176"><text:span text:style-name="T93"><text:s text:c="4"/>"activedDate": null, // </text:span><text:span text:style-name="T94">激活时间</text:span></text:p>
            <text:p text:style-name="P176"><text:span text:style-name="T93"><text:s text:c="4"/>"userId": null, </text:span><text:span text:style-name="T94">// 充值用户Id</text:span></text:p>
            <text:p text:style-name="P177"><text:span text:style-name="T93"><text:s text:c="4"/>"userName": null, </text:span><text:span text:style-name="T94">// 充值用户Name</text:span></text:p>
            <text:p text:style-name="P176"><text:span text:style-name="T93"><text:s text:c="4"/>"chargedDate": null, // </text:span><text:span text:style-name="T94">充值时间</text:span></text:p>
            <text:p text:style-name="P176"><text:span text:style-name="T93"><text:s text:c="4"/>"chargeType": null, </text:span><text:span text:style-name="T95">// 充值类型，主要区分从web充值还是从手机充值</text:span></text:p>
            <text:p text:style-name="P176"><text:span text:style-name="T93"><text:s text:c="4"/>"employeeId": null, // </text:span><text:span text:style-name="T95">如果是从web充值，将记录操作员工ID</text:span></text:p>
            <text:p text:style-name="P178"><text:span text:style-name="T93"><text:s text:c="4"/>"employeeName": null // </text:span><text:span text:style-name="T95">如果是从web充值，将记录操作员工名字</text:span></text:p>
            <text:p text:style-name="P202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API名称</text:p>
          </table:table-cell>
          <table:table-cell table:style-name="Table14.B1" office:value-type="string">
            <text:p text:style-name="P206">充值</text:p>
          </table:table-cell>
        </table:table-row>
        <table:table-row>
          <table:table-cell table:style-name="Table14.A2" office:value-type="string">
            <text:p text:style-name="P79">地址</text:p>
          </table:table-cell>
          <table:table-cell table:style-name="Table14.B2" office:value-type="string">
            <text:p text:style-name="P251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9">请求方法</text:p>
          </table:table-cell>
          <table:table-cell table:style-name="Table14.B2" office:value-type="string">
            <text:p text:style-name="P207">POST</text:p>
          </table:table-cell>
        </table:table-row>
        <table:table-row>
          <table:table-cell table:style-name="Table14.A2" office:value-type="string">
            <text:p text:style-name="P127">请求头</text:p>
          </table:table-cell>
          <table:table-cell table:style-name="Table14.B2" office:value-type="string">
            <text:p text:style-name="P104">Authorization: {token}</text:p>
          </table:table-cell>
        </table:table-row>
        <table:table-row>
          <table:table-cell table:style-name="Table14.A2" office:value-type="string">
            <text:p text:style-name="P69">请求Content-Type</text:p>
          </table:table-cell>
          <table:table-cell table:style-name="Table14.B2" office:value-type="string">
            <text:p text:style-name="P49">application/x-www-form-urlencoded</text:p>
          </table:table-cell>
        </table:table-row>
        <table:table-row>
          <table:table-cell table:style-name="Table14.A2" office:value-type="string">
            <text:p text:style-name="P208">请求参数</text:p>
          </table:table-cell>
          <table:table-cell table:style-name="Table14.B2" office:value-type="string">
            <text:p text:style-name="P203">{</text:p>
            <text:p text:style-name="P179"><text:span text:style-name="T93"><text:s text:c="4"/>"serial": ****, //</text:span><text:span text:style-name="T94">卡号</text:span></text:p>
            <text:p text:style-name="P179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80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203">}</text:p>
          </table:table-cell>
        </table:table-row>
        <table:table-row>
          <table:table-cell table:style-name="Table14.A2" office:value-type="string">
            <text:p text:style-name="P209">响应成功状态码</text:p>
          </table:table-cell>
          <table:table-cell table:style-name="Table14.B2" office:value-type="string">
            <text:p text:style-name="P209">200</text:p>
          </table:table-cell>
        </table:table-row>
        <table:table-row>
          <table:table-cell table:style-name="Table14.A2" office:value-type="string">
            <text:p text:style-name="P209">响应失败原因</text:p>
          </table:table-cell>
          <table:table-cell table:style-name="Table14.B2" office:value-type="string">
            <text:p text:style-name="P259">400 参数不全 token不对</text:p>
            <text:p text:style-name="P181"><text:span text:style-name="T97">500 </text:span><text:span text:style-name="T98">可预见的异常都在response里面response body了</text:span><text:span text:style-name="T99">，未知的unknow请联系我</text:span></text:p>
            <text:p text:style-name="P210"/>
            <text:p text:style-name="P211">exception.card.notFound 卡号错误</text:p>
            <text:p text:style-name="P211">exception.card.used 卡已经用了</text:p>
            <text:p text:style-name="P211">exception.card.expired 卡过期</text:p>
            <text:p text:style-name="P211">exception.card.invalidActiveDate 激活日期错误，不能选择当前日期之前</text:p>
            <text:p text:style-name="P211">exception.card.errorPassword 密码错误</text:p>
            <text:p text:style-name="P182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API名称</text:p>
          </table:table-cell>
          <table:table-cell table:style-name="Table15.B1" office:value-type="string">
            <text:p text:style-name="P212">查看用户充值历史</text:p>
          </table:table-cell>
        </table:table-row>
        <table:table-row>
          <table:table-cell table:style-name="Table15.A2" office:value-type="string">
            <text:p text:style-name="P80">地址</text:p>
          </table:table-cell>
          <table:table-cell table:style-name="Table15.B2" office:value-type="string">
            <text:p text:style-name="P252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80">请求方法</text:p>
          </table:table-cell>
          <table:table-cell table:style-name="Table15.B2" office:value-type="string">
            <text:p text:style-name="P163">GET</text:p>
          </table:table-cell>
        </table:table-row>
        <table:table-row>
          <table:table-cell table:style-name="Table15.A2" office:value-type="string">
            <text:p text:style-name="P128">请求头</text:p>
          </table:table-cell>
          <table:table-cell table:style-name="Table15.B2" office:value-type="string">
            <text:p text:style-name="P105">Authorization: {token}</text:p>
          </table:table-cell>
        </table:table-row>
        <table:table-row>
          <table:table-cell table:style-name="Table15.A2" office:value-type="string">
            <text:p text:style-name="P145">响应Content-Type</text:p>
          </table:table-cell>
          <table:table-cell table:style-name="Table15.B2" office:value-type="string">
            <text:p text:style-name="P145">application/json</text:p>
          </table:table-cell>
        </table:table-row>
        <table:table-row>
          <table:table-cell table:style-name="Table15.A2" office:value-type="string">
            <text:p text:style-name="P171">响应内容</text:p>
          </table:table-cell>
          <table:table-cell table:style-name="Table15.B2" office:value-type="string">
            <text:p text:style-name="P214">具体字段解释见查询卡API的说明</text:p>
            <text:p text:style-name="P204"/>
            <text:p text:style-name="P214">{</text:p>
            <text:p text:style-name="P214"><text:s text:c="4"/>"total": 3,</text:p>
            <text:p text:style-name="P214"><text:s text:c="4"/>"max": 15,</text:p>
            <text:p text:style-name="P214"><text:s text:c="4"/>"curPage": 1,</text:p>
            <text:p text:style-name="P214"><text:s text:c="4"/>"pageCount": 1,</text:p>
            <text:p text:style-name="P214"><text:s text:c="4"/>"pageable": true,</text:p>
            <text:p text:style-name="P214"><text:s text:c="4"/>"datas": [{</text:p>
            <text:p text:style-name="P214"><text:s text:c="8"/>"id": 3,</text:p>
            <text:p text:style-name="P214"><text:s text:c="8"/>"serial": "0067890200312293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4-08-16 00:00:00",</text:p>
            <text:p text:style-name="P214"><text:s text:c="8"/>"userId": 1,</text:p>
            <text:p text:style-name="P214"><text:s text:c="8"/>"userName": "测试用户1",</text:p>
            <text:p text:style-name="P214"><text:s text:c="8"/>"chargedDate": null,</text:p>
            <text:p text:style-name="P214"><text:s text:c="8"/>"chargeType": null,</text:p>
            <text:p text:style-name="P214"><text:s text:c="8"/>"employeeId": 1,</text:p>
            <text:p text:style-name="P214"><text:s text:c="8"/>"employeeName": "管理员"</text:p>
            <text:p text:style-name="P214"><text:s text:c="4"/>}, {</text:p>
            <text:p text:style-name="P214"><text:s text:c="8"/>"id": 2,</text:p>
            <text:p text:style-name="P214"><text:s text:c="8"/>"serial": "0033178902311110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3-08-15 00:00:00",</text:p>
            <text:p text:style-name="P214"><text:s text:c="8"/>"userId": 1,</text:p>
            <text:p text:style-name="P214"><text:s text:c="8"/>"userName": "测试用户1",</text:p>
            <text:p text:style-name="P214"><text:s text:c="8"/>"chargedDate": null,</text:p>
            <text:p text:style-name="P214"><text:s text:c="8"/>"chargeType": null,</text:p>
            <text:p text:style-name="P214"><text:s text:c="8"/>"employeeId": 1,</text:p>
            <text:p text:style-name="P214"><text:s text:c="8"/>"employeeName": "管理员"</text:p>
            <text:p text:style-name="P214"><text:s text:c="4"/>}, {</text:p>
            <text:p text:style-name="P214"><text:s text:c="8"/>"id": 1,</text:p>
            <text:p text:style-name="P214"><text:s text:c="8"/>"serial": "0032153088270012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2-07-12 01:00:00",</text:p>
            <text:p text:style-name="P214"><text:s text:c="8"/>"userId": 1,</text:p>
            <text:p text:style-name="P214"><text:s text:c="8"/>"userName": "测试用户1",</text:p>
            <text:p text:style-name="P214"><text:s text:c="8"/>"chargedDate": "2012-07-10 01:00:00",</text:p>
            <text:p text:style-name="P214"><text:s text:c="8"/>"chargeType": "MOBILE",</text:p>
            <text:p text:style-name="P214"><text:soft-page-break/><text:s text:c="8"/>"employeeId": null,</text:p>
            <text:p text:style-name="P214"><text:s text:c="8"/>"employeeName": null</text:p>
            <text:p text:style-name="P214"><text:s text:c="4"/>}],</text:p>
            <text:p text:style-name="P214"><text:s text:c="4"/>"offset": 0</text:p>
            <text:p text:style-name="P214">}</text:p>
          </table:table-cell>
        </table:table-row>
      </table:table>
      <text:p text:style-name="P13"/>
      <text:p text:style-name="P1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API<text:span text:style-name="T132">名字</text:span></text:p>
          </table:table-cell>
          <table:table-cell table:style-name="Table19.B1" office:value-type="string">
            <text:p text:style-name="P260">APK版本接口</text:p>
          </table:table-cell>
        </table:table-row>
        <table:table-row>
          <table:table-cell table:style-name="Table19.A2" office:value-type="string">
            <text:p text:style-name="P84">地址</text:p>
          </table:table-cell>
          <table:table-cell table:style-name="Table19.B2" office:value-type="string">
            <text:p text:style-name="P261">/api/apk?page.max=1&amp;enabled=true</text:p>
          </table:table-cell>
        </table:table-row>
        <table:table-row>
          <table:table-cell table:style-name="Table19.A2" office:value-type="string">
            <text:p text:style-name="P84">请求方法</text:p>
          </table:table-cell>
          <table:table-cell table:style-name="Table19.B2" office:value-type="string">
            <text:p text:style-name="P165">GET</text:p>
          </table:table-cell>
        </table:table-row>
        <table:table-row>
          <table:table-cell table:style-name="Table19.A2" office:value-type="string">
            <text:p text:style-name="P150">响应Content-Type</text:p>
          </table:table-cell>
          <table:table-cell table:style-name="Table19.B2" office:value-type="string">
            <text:p text:style-name="P150">application/json</text:p>
          </table:table-cell>
        </table:table-row>
        <table:table-row>
          <table:table-cell table:style-name="Table19.A2" office:value-type="string">
            <text:p text:style-name="P173">响应内容</text:p>
          </table:table-cell>
          <table:table-cell table:style-name="Table19.B2" office:value-type="string">
            <text:p text:style-name="P215">具体字段解释见查询卡API的说明</text:p>
            <text:p text:style-name="P205"/>
            <text:p text:style-name="P262">{</text:p>
            <text:p text:style-name="P262"><text:s text:c="4"/>"total": 1,</text:p>
            <text:p text:style-name="P262"><text:s text:c="4"/>"max": 1,</text:p>
            <text:p text:style-name="P262"><text:s text:c="4"/>"curPage": 1,</text:p>
            <text:p text:style-name="P262"><text:s text:c="4"/>"pageCount": 1,</text:p>
            <text:p text:style-name="P262"><text:s text:c="4"/>"pageable": true,</text:p>
            <text:p text:style-name="P262"><text:s text:c="4"/>"datas": [{</text:p>
            <text:p text:style-name="P216"><text:span text:style-name="T134"><text:s text:c="8"/>"id": 1, // </text:span><text:span text:style-name="T135">标示，根据这个获得下载地址</text:span></text:p>
            <text:p text:style-name="P216"><text:span text:style-name="T134"><text:s text:c="8"/>"version": "1", </text:span><text:span text:style-name="T135">// 版本</text:span></text:p>
            <text:p text:style-name="P216"><text:span text:style-name="T134"><text:s text:c="8"/>"enabled": true, //</text:span><text:span text:style-name="T135"> 是否激活</text:span></text:p>
            <text:p text:style-name="P216"><text:span text:style-name="T134"><text:s text:c="8"/>"createdDate": "2013-08-12 15:07", // </text:span><text:span text:style-name="T135">上传时间</text:span></text:p>
            <text:p text:style-name="P216"><text:span text:style-name="T134"><text:s text:c="8"/>"externalUrl": "", // </text:span><text:span text:style-name="T135">外部地址</text:span></text:p>
            <text:p text:style-name="P216"><text:span text:style-name="T134"><text:s text:c="8"/>"name": "healthApk1376291245280.apk" // </text:span><text:span text:style-name="T135">APK名字</text:span></text:p>
            <text:p text:style-name="P262"><text:s text:c="4"/>}],</text:p>
            <text:p text:style-name="P262"><text:s text:c="4"/>"offset": 0</text:p>
            <text:p text:style-name="P262">}</text:p>
          </table:table-cell>
        </table:table-row>
      </table:table>
      <text:p text:style-name="P17"/>
      <text:p text:style-name="P1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API<text:span text:style-name="T132">名字</text:span></text:p>
          </table:table-cell>
          <table:table-cell table:style-name="Table20.B1" office:value-type="string">
            <text:p text:style-name="P213"><text:span text:style-name="T132">APK</text:span><text:span text:style-name="T136">文件</text:span><text:span text:style-name="T138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85">地址</text:p>
          </table:table-cell>
          <table:table-cell table:style-name="Table20.B2" office:value-type="string">
            <text:p text:style-name="P257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85">请求方法</text:p>
          </table:table-cell>
          <table:table-cell table:style-name="Table20.B2" office:value-type="string">
            <text:p text:style-name="P166">GET</text:p>
          </table:table-cell>
        </table:table-row>
        <table:table-row>
          <table:table-cell table:style-name="Table20.A2" office:value-type="string">
            <text:p text:style-name="P263">备注</text:p>
          </table:table-cell>
          <table:table-cell table:style-name="Table20.B2" office:value-type="string">
            <text:p text:style-name="P217"><text:span text:style-name="T138">APK</text:span><text:span text:style-name="T139">软件</text:span><text:span text:style-name="T138">更新请遵循</text:span><text:span text:style-name="T141">以下</text:span><text:span text:style-name="T138">流程</text:span></text:p>
            <text:p text:style-name="P264"/>
            <text:p text:style-name="P264">1, 访问apk<text:span text:style-name="T140">版本</text:span>接口，获得最新<text:span text:style-name="T140">版本信息</text:span></text:p>
            <text:p text:style-name="P217"><text:span text:style-name="T138">2, 如果有</text:span><text:span text:style-name="T134">externalUrl</text:span><text:span text:style-name="T138">，则去外站下载</text:span></text:p>
            <text:p text:style-name="P217"><text:span text:style-name="T138">3, 如果 </text:span><text:span text:style-name="T134">externalUrl</text:span><text:span text:style-name="T138">的资源下载超时，跳到第4步</text:span></text:p>
            <text:p text:style-name="P217"><text:span text:style-name="T138">4, 如果没有 </text:span><text:span text:style-name="T134">externalUrl</text:span><text:span text:style-name="T138">，则在本站下载</text:span></text:p>
            <text:p text:style-name="P217"><text:span text:style-name="T138">5, 本站下载地址为 </text:span><text:span text:style-name="T133">/api/apk/</text:span><text:span text:style-name="T137">{id}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2T16:40:30.19</dc:date>
    <meta:editing-duration>PT2H8M51S</meta:editing-duration>
    <meta:editing-cycles>239</meta:editing-cycles>
    <meta:document-statistic meta:table-count="20" meta:image-count="0" meta:object-count="0" meta:page-count="12" meta:paragraph-count="596" meta:word-count="2657" meta:character-count="10861" meta:non-whitespace-character-count="9155"/>
  </office:meta>
</office:document-meta>
</file>